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in"/>
    </style:style>
    <style:style style:name="co2" style:family="table-column">
      <style:table-column-properties fo:break-before="auto" style:column-width="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7043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4764in" fo:break-before="auto" style:use-optimal-row-height="true"/>
    </style:style>
    <style:style style:name="ta1" style:family="table" style:master-page-name="PageStyle_5f_Timeline">
      <style:table-properties table:display="true" style:writing-mode="lr-tb" table:tab-color="#6fa8dc"/>
    </style:style>
    <style:style style:name="ta2" style:family="table" style:master-page-name="PageStyle_5f_Curriculum_20_Data">
      <style:table-properties table:display="true" style:writing-mode="lr-tb" table:tab-color="#4a86e8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3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33" style:family="table-cell" style:parent-style-name="Default" style:data-style-name="N133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5" style:family="table-cell" style:parent-style-name="Default">
      <style:text-properties style:use-window-font-color="true" style:font-name="JetBrainsMono NF" fo:font-size="13pt" style:font-size-asian="13pt" style:font-size-complex="13pt"/>
    </style:style>
    <style:style style:name="ce3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solid" style:text-underline-width="auto" style:text-underline-color="font-color" fo:font-weight="bold" style:font-size-asian="13pt" style:font-style-asian="normal" style:font-weight-asian="bold" style:font-size-complex="13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9" style:family="table-cell" style:parent-style-name="Default">
      <style:table-cell-properties fo:background-color="#9fc5e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0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1" style:family="table-cell" style:parent-style-name="Default" style:data-style-name="N4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2" style:family="table-cell" style:parent-style-name="Default" style:data-style-name="N49">
      <style:table-cell-properties style:rotation-align="non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3" style:family="table-cell" style:parent-style-name="Default" style:data-style-name="N4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4" style:family="table-cell" style:parent-style-name="Default">
      <style:table-cell-properties fo:background-color="#b4a7d6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5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56" style:family="table-cell" style:parent-style-name="Default" style:data-style-name="N49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7" style:family="table-cell" style:parent-style-name="Default">
      <style:table-cell-properties fo:background-color="#f9cb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8" style:family="table-cell" style:parent-style-name="Default">
      <style:table-cell-properties fo:background-color="#f9cb9c" style:rotation-align="non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JetBrainsMono NF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Timeline.A3">
          <table:help-message table:display="true">
            <text:p>Please enter a date</text:p>
          </table:help-message>
          <table:error-message table:message-type="stop" table:display="true"/>
        </table:content-validation>
        <table:content-validation table:name="val2" table:condition="of:cell-content-is-decimal-number() and cell-content-is-between(0.1,112)" table:allow-empty-cell="true" table:base-cell-address="Timeline.B3">
          <table:help-message table:display="true">
            <text:p>Please enter a number between 1 and 112</text:p>
          </table:help-message>
          <table:error-message table:message-type="stop" table:display="true"/>
        </table:content-validation>
      </table:content-validations>
      <table:table table:name="Timeline" table:style-name="ta1">
        <office:forms form:automatic-focus="false" form:apply-design-mode="false"/>
        <table:table-column table:style-name="co1" table:number-columns-repeated="16384" table:default-cell-style-name="ce35"/>
        <table:table-row table:style-name="ro1">
          <table:table-cell table:style-name="ce31" office:value-type="string" calcext:value-type="string">
            <text:p>Start Date</text:p>
          </table:table-cell>
          <table:table-cell table:style-name="ce31" office:value-type="string" calcext:value-type="string">
            <text:p>Hours of per week</text:p>
          </table:table-cell>
          <table:table-cell table:style-name="ce37" office:value-type="string" calcext:value-type="string" table:number-columns-spanned="2" table:number-rows-spanned="1">
            <text:p>Estimated Date of Completion</text:p>
          </table:table-cell>
          <table:covered-table-cell/>
          <table:table-cell table:style-name="ce40" office:value-type="string" calcext:value-type="string">
            <text:p>Get Your Own Copy</text:p>
          </table:table-cell>
          <table:table-cell table:number-columns-repeated="16379"/>
        </table:table-row>
        <table:table-row table:style-name="ro2">
          <table:table-cell table:style-name="ce32" office:value-type="string" calcext:value-type="string">
            <text:p>Enter the date you started studying</text:p>
          </table:table-cell>
          <table:table-cell table:style-name="ce32" office:value-type="string" calcext:value-type="string">
            <text:p>Enter the number you will commit</text:p>
          </table:table-cell>
          <table:table-cell table:style-name="ce38" office:value-type="string" calcext:value-type="string">
            <text:p>Lower Bound</text:p>
          </table:table-cell>
          <table:table-cell table:style-name="ce38" office:value-type="string" calcext:value-type="string">
            <text:p>Upper Bound</text:p>
          </table:table-cell>
          <table:table-cell table:style-name="ce41" office:value-type="string" calcext:value-type="string">
            <text:p><text:a xlink:href="https://docs.google.com/spreadsheets/d/1y2kMsIg9VaHMVmw35x_aH1hpty3V-ZMuV2jA13P_Cgo/copy" xlink:type="simple">CLICK HERE</text:a></text:p>
          </table:table-cell>
          <table:table-cell table:number-columns-repeated="16379"/>
        </table:table-row>
        <table:table-row table:style-name="ro1">
          <table:table-cell table:style-name="ce33" table:content-validation-name="val1" table:formula="of:=TODAY()" office:value-type="date" office:date-value="2026-02-05" calcext:value-type="date">
            <text:p>February 5</text:p>
          </table:table-cell>
          <table:table-cell table:style-name="ce36" table:content-validation-name="val2" office:value-type="float" office:value="30" calcext:value-type="float">
            <text:p>30</text:p>
          </table:table-cell>
          <table:table-cell table:style-name="ce39" table:formula="of:=[$'Curriculum Data'.G41]" office:value-type="date" office:date-value="2027-01-05T08:48:00" calcext:value-type="date">
            <text:p>2027 Jan 05</text:p>
          </table:table-cell>
          <table:table-cell table:style-name="ce39" table:formula="of:=[$'Curriculum Data'.J41]" office:value-type="date" office:date-value="2028-05-04T05:36:00" calcext:value-type="date">
            <text:p>2028 May 04</text:p>
          </table:table-cell>
          <table:table-cell table:number-columns-repeated="16380"/>
        </table:table-row>
        <table:table-row table:style-name="ro3">
          <table:table-cell table:style-name="ce34" table:number-columns-repeated="2"/>
          <table:table-cell table:number-columns-repeated="16382"/>
        </table:table-row>
        <table:table-row table:style-name="ro3">
          <table:table-cell table:style-name="ce34">
            <draw:frame table:end-cell-address="Timeline.H39" table:end-x="0.711in" table:end-y="0.0102in" draw:z-index="0" draw:name="Chart 1" draw:style-name="gr1" draw:text-style-name="P1" svg:width="14.5965in" svg:height="7.6366in" svg:x="0.1146in" svg:y="0in">
              <draw:object draw:notify-on-update-of-ranges="'Curriculum Data'.A2:'Curriculum Data'.A41 'Curriculum Data'.G1:'Curriculum Data'.G1 'Curriculum Data'.G2:'Curriculum Data'.G41 'Curriculum Data'.J1:'Curriculum Data'.J1 'Curriculum Data'.J2:'Curriculum Data'.J4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34"/>
          <table:table-cell table:number-columns-repeated="16382"/>
        </table:table-row>
        <table:table-row table:style-name="ro3" table:number-rows-repeated="34">
          <table:table-cell table:style-name="ce34" table:number-columns-repeated="2"/>
          <table:table-cell table:number-columns-repeated="16382"/>
        </table:table-row>
        <table:table-row table:style-name="ro4" table:number-rows-repeated="104853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urriculum Data" table:style-name="ta2">
        <office:forms form:automatic-focus="false" form:apply-design-mode="false"/>
        <table:table-column table:style-name="co2" table:default-cell-style-name="ce35"/>
        <table:table-column table:style-name="co1" table:number-columns-repeated="16383" table:default-cell-style-name="ce35"/>
        <table:table-row table:style-name="ro5">
          <table:table-cell table:style-name="ce42" office:value-type="string" calcext:value-type="string">
            <text:p>Courses</text:p>
          </table:table-cell>
          <table:table-cell table:style-name="ce47" office:value-type="string" calcext:value-type="string">
            <text:p>Topic</text:p>
          </table:table-cell>
          <table:table-cell table:style-name="ce32" office:value-type="string" calcext:value-type="string">
            <text:p>Duration</text:p>
          </table:table-cell>
          <table:table-cell table:style-name="ce32" office:value-type="string" calcext:value-type="string">
            <text:p>Effort</text:p>
          </table:table-cell>
          <table:table-cell table:style-name="ce49" office:value-type="string" calcext:value-type="string">
            <text:p>Total Hours Lower Bound</text:p>
          </table:table-cell>
          <table:table-cell table:style-name="ce50" office:value-type="string" calcext:value-type="string">
            <text:p>Start Date</text:p>
          </table:table-cell>
          <table:table-cell table:style-name="ce49" office:value-type="string" calcext:value-type="string">
            <text:p>End Date Estimate Lower Bound</text:p>
          </table:table-cell>
          <table:table-cell table:style-name="ce54" office:value-type="string" calcext:value-type="string">
            <text:p>Total Hours Upper Bound</text:p>
          </table:table-cell>
          <table:table-cell table:style-name="ce55" office:value-type="string" calcext:value-type="string">
            <text:p>Start Date</text:p>
          </table:table-cell>
          <table:table-cell table:style-name="ce54" office:value-type="string" calcext:value-type="string">
            <text:p>End Date Estimate Upper Bound</text:p>
          </table:table-cell>
          <table:table-cell table:style-name="ce32" office:value-type="string" calcext:value-type="string">
            <text:p>Actual End Date</text:p>
          </table:table-cell>
          <table:table-cell table:style-name="ce32" office:value-type="string" calcext:value-type="string">
            <text:p>Prerequisites</text:p>
          </table:table-cell>
          <table:table-cell table:style-name="ce32"/>
          <table:table-cell table:number-columns-repeated="16371"/>
        </table:table-row>
        <table:table-row table:style-name="ro1">
          <table:table-cell table:style-name="ce43" office:value-type="string" calcext:value-type="string">
            <text:p><text:a xlink:href="https://cs.ossu.dev/coursepages/intro-cs/" xlink:type="simple">Introduction to Computer Science and Programming using Python</text:a></text:p>
          </table:table-cell>
          <table:table-cell table:style-name="ce48" office:value-type="string" calcext:value-type="string">
            <text:p>Intro CS</text:p>
          </table:table-cell>
          <table:table-cell table:style-name="ce38" office:value-type="string" calcext:value-type="string">
            <text:p>14 weeks</text:p>
          </table:table-cell>
          <table:table-cell table:style-name="ce38" office:value-type="string" calcext:value-type="string">
            <text:p>6-10 hours/week</text:p>
          </table:table-cell>
          <table:table-cell table:style-name="ce38" office:value-type="float" office:value="84" calcext:value-type="float">
            <text:p>84</text:p>
          </table:table-cell>
          <table:table-cell table:style-name="ce51" table:formula="of:=[$Timeline.A3]" office:value-type="date" office:date-value="2026-02-05" calcext:value-type="date">
            <text:p>2026-02-05</text:p>
          </table:table-cell>
          <table:table-cell table:style-name="ce53" table:formula="of:=IF(ISBLANK([.K2]);[.F2]+([.E2]/([$Timeline.$B$3]/7));[.K2])" office:value-type="date" office:date-value="2026-02-24T14:24:00" calcext:value-type="date">
            <text:p>2026-02-24</text:p>
          </table:table-cell>
          <table:table-cell table:style-name="ce38" office:value-type="float" office:value="140" calcext:value-type="float">
            <text:p>140</text:p>
          </table:table-cell>
          <table:table-cell table:style-name="ce51" table:formula="of:=[$Timeline.A3]" office:value-type="date" office:date-value="2026-02-05" calcext:value-type="date">
            <text:p>2026-02-05</text:p>
          </table:table-cell>
          <table:table-cell table:style-name="ce53" table:formula="of:=IF(ISBLANK([.K2]);[.I2]+([.H2]/([$Timeline.$B$3]/7));[.K2])" office:value-type="date" office:date-value="2026-03-09T16:00:00" calcext:value-type="date">
            <text:p>2026-03-09</text:p>
          </table:table-cell>
          <table:table-cell table:style-name="ce56"/>
          <table:table-cell table:style-name="ce59" office:value-type="string" calcext:value-type="string">
            <text:p><text:a xlink:href="https://www.khanacademy.org/math/algebra-home" xlink:type="simple">high school algebra</text:a>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cs.ossu.dev/coursepages/spd/" xlink:type="simple">Systematic Program Design</text:a></text:p>
          </table:table-cell>
          <table:table-cell table:style-name="ce48" office:value-type="string" calcext:value-type="string">
            <text:p>Core Programming</text:p>
          </table:table-cell>
          <table:table-cell table:style-name="ce38" office:value-type="string" calcext:value-type="string">
            <text:p>13 weeks</text:p>
          </table:table-cell>
          <table:table-cell table:style-name="ce38" office:value-type="string" calcext:value-type="string">
            <text:p>8-10 hours/week</text:p>
          </table:table-cell>
          <table:table-cell table:style-name="ce38" office:value-type="float" office:value="104" calcext:value-type="float">
            <text:p>104</text:p>
          </table:table-cell>
          <table:table-cell table:style-name="ce52" table:formula="of:=IF(ISBLANK([.K2]);[.G2];[.K2])" office:value-type="date" office:date-value="2026-02-24T14:24:00" calcext:value-type="date">
            <text:p>2026-02-24</text:p>
          </table:table-cell>
          <table:table-cell table:style-name="ce53" table:formula="of:=IF(ISBLANK([.K3]);[.F3]+([.E3]/([$Timeline.$B$3]/7));[.K3])" office:value-type="date" office:date-value="2026-03-20T20:48:00" calcext:value-type="date">
            <text:p>2026-03-20</text:p>
          </table:table-cell>
          <table:table-cell table:style-name="ce38" office:value-type="float" office:value="130" calcext:value-type="float">
            <text:p>130</text:p>
          </table:table-cell>
          <table:table-cell table:style-name="ce52" table:formula="of:=IF(ISBLANK([.K2]);[.J2];[.K2])" office:value-type="date" office:date-value="2026-03-09T16:00:00" calcext:value-type="date">
            <text:p>2026-03-09</text:p>
          </table:table-cell>
          <table:table-cell table:style-name="ce53" table:formula="of:=IF(ISBLANK([.K3]);[.I3]+([.H3]/([$Timeline.$B$3]/7));[.K3])" office:value-type="date" office:date-value="2026-04-09" calcext:value-type="date">
            <text:p>2026-04-09</text:p>
          </table:table-cell>
          <table:table-cell table:style-name="ce56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course.ccs.neu.edu/cs2510sp22/index.html" xlink:type="simple">Class-based Program Design</text:a></text:p>
          </table:table-cell>
          <table:table-cell table:style-name="ce48" office:value-type="string" calcext:value-type="string">
            <text:p>Core Programming</text:p>
          </table:table-cell>
          <table:table-cell table:style-name="ce38" office:value-type="string" calcext:value-type="string">
            <text:p>13 weeks</text:p>
          </table:table-cell>
          <table:table-cell table:style-name="ce38" office:value-type="string" calcext:value-type="string">
            <text:p>5-10 hours/week</text:p>
          </table:table-cell>
          <table:table-cell table:style-name="ce38" office:value-type="float" office:value="50" calcext:value-type="float">
            <text:p>50</text:p>
          </table:table-cell>
          <table:table-cell table:style-name="ce52" table:formula="of:=IF(ISBLANK([.K3]);[.G3];[.K3])" office:value-type="date" office:date-value="2026-03-20T20:48:00" calcext:value-type="date">
            <text:p>2026-03-20</text:p>
          </table:table-cell>
          <table:table-cell table:style-name="ce53" table:formula="of:=IF(ISBLANK([.K4]);[.F4]+([.E4]/([$Timeline.$B$3]/7));[.K4])" office:value-type="date" office:date-value="2026-04-01T12:48:00" calcext:value-type="date">
            <text:p>2026-04-01</text:p>
          </table:table-cell>
          <table:table-cell table:style-name="ce38" office:value-type="float" office:value="100" calcext:value-type="float">
            <text:p>100</text:p>
          </table:table-cell>
          <table:table-cell table:style-name="ce52" table:formula="of:=IF(ISBLANK([.K3]);[.J3];[.K3])" office:value-type="date" office:date-value="2026-04-09" calcext:value-type="date">
            <text:p>2026-04-09</text:p>
          </table:table-cell>
          <table:table-cell table:style-name="ce53" table:formula="of:=IF(ISBLANK([.K4]);[.I4]+([.H4]/([$Timeline.$B$3]/7));[.K4])" office:value-type="date" office:date-value="2026-05-02T08:00:00" calcext:value-type="date">
            <text:p>2026-05-02</text:p>
          </table:table-cell>
          <table:table-cell table:style-name="ce57"/>
          <table:table-cell table:style-name="ce38" office:value-type="string" calcext:value-type="string">
            <text:p>Systematic Program Design, High School Math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programming-languages" xlink:type="simple">Programming Languages, Part A</text:a></text:p>
          </table:table-cell>
          <table:table-cell table:style-name="ce48" office:value-type="string" calcext:value-type="string">
            <text:p>Core Programming</text:p>
          </table:table-cell>
          <table:table-cell table:style-name="ce38" office:value-type="string" calcext:value-type="string">
            <text:p>5 weeks</text:p>
          </table:table-cell>
          <table:table-cell table:style-name="ce38" office:value-type="string" calcext:value-type="string">
            <text:p>4-8 hours/week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4]);[.G4];[.K4])" office:value-type="date" office:date-value="2026-04-01T12:48:00" calcext:value-type="date">
            <text:p>2026-04-01</text:p>
          </table:table-cell>
          <table:table-cell table:style-name="ce53" table:formula="of:=IF(ISBLANK([.K5]);[.F5]+([.E5]/([$Timeline.$B$3]/7));[.K5])" office:value-type="date" office:date-value="2026-04-06T04:48:00" calcext:value-type="date">
            <text:p>2026-04-06</text:p>
          </table:table-cell>
          <table:table-cell table:style-name="ce38" office:value-type="float" office:value="40" calcext:value-type="float">
            <text:p>40</text:p>
          </table:table-cell>
          <table:table-cell table:style-name="ce52" table:formula="of:=IF(ISBLANK([.K4]);[.J4];[.K4])" office:value-type="date" office:date-value="2026-05-02T08:00:00" calcext:value-type="date">
            <text:p>2026-05-02</text:p>
          </table:table-cell>
          <table:table-cell table:style-name="ce53" table:formula="of:=IF(ISBLANK([.K5]);[.I5]+([.H5]/([$Timeline.$B$3]/7));[.K5])" office:value-type="date" office:date-value="2026-05-11T16:00:00" calcext:value-type="date">
            <text:p>2026-05-11</text:p>
          </table:table-cell>
          <table:table-cell table:style-name="ce57"/>
          <table:table-cell table:style-name="ce59" office:value-type="string" calcext:value-type="string">
            <text:p><text:a xlink:href="https://www.coursera.org/lecture/programming-languages/recommended-background-k1yuh" xlink:type="simple">How to Code (Hear instructor)</text:a>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programming-languages-part-b" xlink:type="simple">Programming Languages, Part B</text:a></text:p>
          </table:table-cell>
          <table:table-cell table:style-name="ce48" office:value-type="string" calcext:value-type="string">
            <text:p>Core Programming</text:p>
          </table:table-cell>
          <table:table-cell table:style-name="ce38" office:value-type="string" calcext:value-type="string">
            <text:p>3 weeks</text:p>
          </table:table-cell>
          <table:table-cell table:style-name="ce38" office:value-type="string" calcext:value-type="string">
            <text:p>4-8 hours/week</text:p>
          </table:table-cell>
          <table:table-cell table:style-name="ce38" office:value-type="float" office:value="12" calcext:value-type="float">
            <text:p>12</text:p>
          </table:table-cell>
          <table:table-cell table:style-name="ce52" table:formula="of:=IF(ISBLANK([.K5]);[.G5];[.K5])" office:value-type="date" office:date-value="2026-04-06T04:48:00" calcext:value-type="date">
            <text:p>2026-04-06</text:p>
          </table:table-cell>
          <table:table-cell table:style-name="ce53" table:formula="of:=IF(ISBLANK([.K6]);[.F6]+([.E6]/([$Timeline.$B$3]/7));[.K6])" office:value-type="date" office:date-value="2026-04-09" calcext:value-type="date">
            <text:p>2026-04-09</text:p>
          </table:table-cell>
          <table:table-cell table:style-name="ce38" office:value-type="float" office:value="24" calcext:value-type="float">
            <text:p>24</text:p>
          </table:table-cell>
          <table:table-cell table:style-name="ce52" table:formula="of:=IF(ISBLANK([.K5]);[.J5];[.K5])" office:value-type="date" office:date-value="2026-05-11T16:00:00" calcext:value-type="date">
            <text:p>2026-05-11</text:p>
          </table:table-cell>
          <table:table-cell table:style-name="ce53" table:formula="of:=IF(ISBLANK([.K6]);[.I6]+([.H6]/([$Timeline.$B$3]/7));[.K6])" office:value-type="date" office:date-value="2026-05-17T06:24:00" calcext:value-type="date">
            <text:p>2026-05-17</text:p>
          </table:table-cell>
          <table:table-cell table:style-name="ce57"/>
          <table:table-cell table:style-name="ce38" office:value-type="string" calcext:value-type="string">
            <text:p>Programming Languages, Part A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programming-languages-part-c" xlink:type="simple">Programming Languages, Part C</text:a></text:p>
          </table:table-cell>
          <table:table-cell table:style-name="ce48" office:value-type="string" calcext:value-type="string">
            <text:p>Core Programming</text:p>
          </table:table-cell>
          <table:table-cell table:style-name="ce38" office:value-type="string" calcext:value-type="string">
            <text:p>3 weeks</text:p>
          </table:table-cell>
          <table:table-cell table:style-name="ce38" office:value-type="string" calcext:value-type="string">
            <text:p>4-8 hours/week</text:p>
          </table:table-cell>
          <table:table-cell table:style-name="ce38" office:value-type="float" office:value="12" calcext:value-type="float">
            <text:p>12</text:p>
          </table:table-cell>
          <table:table-cell table:style-name="ce52" table:formula="of:=IF(ISBLANK([.K6]);[.G6];[.K6])" office:value-type="date" office:date-value="2026-04-09" calcext:value-type="date">
            <text:p>2026-04-09</text:p>
          </table:table-cell>
          <table:table-cell table:style-name="ce53" table:formula="of:=IF(ISBLANK([.K7]);[.F7]+([.E7]/([$Timeline.$B$3]/7));[.K7])" office:value-type="date" office:date-value="2026-04-11T19:12:00" calcext:value-type="date">
            <text:p>2026-04-11</text:p>
          </table:table-cell>
          <table:table-cell table:style-name="ce38" office:value-type="float" office:value="24" calcext:value-type="float">
            <text:p>24</text:p>
          </table:table-cell>
          <table:table-cell table:style-name="ce52" table:formula="of:=IF(ISBLANK([.K6]);[.J6];[.K6])" office:value-type="date" office:date-value="2026-05-17T06:24:00" calcext:value-type="date">
            <text:p>2026-05-17</text:p>
          </table:table-cell>
          <table:table-cell table:style-name="ce53" table:formula="of:=IF(ISBLANK([.K7]);[.I7]+([.H7]/([$Timeline.$B$3]/7));[.K7])" office:value-type="date" office:date-value="2026-05-22T20:48:00" calcext:value-type="date">
            <text:p>2026-05-22</text:p>
          </table:table-cell>
          <table:table-cell table:style-name="ce57"/>
          <table:table-cell table:style-name="ce38" office:value-type="string" calcext:value-type="string">
            <text:p>Programming Languages, Part B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5" office:value-type="string" calcext:value-type="string">
            <text:p><text:a xlink:href="https://course.ccs.neu.edu/cs3500f19/" xlink:type="simple">Object-Oriented Design</text:a></text:p>
          </table:table-cell>
          <table:table-cell table:style-name="ce48" office:value-type="string" calcext:value-type="string">
            <text:p>Core Programming</text:p>
          </table:table-cell>
          <table:table-cell table:style-name="ce38" office:value-type="string" calcext:value-type="string">
            <text:p>13 weeks</text:p>
          </table:table-cell>
          <table:table-cell table:style-name="ce38" office:value-type="string" calcext:value-type="string">
            <text:p>5-10 hours/week</text:p>
          </table:table-cell>
          <table:table-cell table:style-name="ce38" office:value-type="float" office:value="65" calcext:value-type="float">
            <text:p>65</text:p>
          </table:table-cell>
          <table:table-cell table:style-name="ce52" table:formula="of:=IF(ISBLANK([.K7]);[.G7];[.K7])" office:value-type="date" office:date-value="2026-04-11T19:12:00" calcext:value-type="date">
            <text:p>2026-04-11</text:p>
          </table:table-cell>
          <table:table-cell table:style-name="ce53" table:formula="of:=IF(ISBLANK([.K8]);[.F8]+([.E8]/([$Timeline.$B$3]/7));[.K8])" office:value-type="date" office:date-value="2026-04-26T23:12:00" calcext:value-type="date">
            <text:p>2026-04-26</text:p>
          </table:table-cell>
          <table:table-cell table:style-name="ce38" office:value-type="float" office:value="130" calcext:value-type="float">
            <text:p>130</text:p>
          </table:table-cell>
          <table:table-cell table:style-name="ce52" table:formula="of:=IF(ISBLANK([.K7]);[.J7];[.K7])" office:value-type="date" office:date-value="2026-05-22T20:48:00" calcext:value-type="date">
            <text:p>2026-05-22</text:p>
          </table:table-cell>
          <table:table-cell table:style-name="ce53" table:formula="of:=IF(ISBLANK([.K8]);[.I8]+([.H8]/([$Timeline.$B$3]/7));[.K8])" office:value-type="date" office:date-value="2026-06-22T04:48:00" calcext:value-type="date">
            <text:p>2026-06-22</text:p>
          </table:table-cell>
          <table:table-cell table:style-name="ce57"/>
          <table:table-cell table:style-name="ce38" office:value-type="string" calcext:value-type="string">
            <text:p>Class Based Program Design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5" office:value-type="string" calcext:value-type="string">
            <text:p><text:a xlink:href="https://www.coursera.org/learn/software-architecture" xlink:type="simple">Software Architecture</text:a></text:p>
          </table:table-cell>
          <table:table-cell table:style-name="ce48" office:value-type="string" calcext:value-type="string">
            <text:p>Core Programming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2-5 hours/week</text:p>
          </table:table-cell>
          <table:table-cell table:style-name="ce38" office:value-type="float" office:value="8" calcext:value-type="float">
            <text:p>8</text:p>
          </table:table-cell>
          <table:table-cell table:style-name="ce52" table:formula="of:=IF(ISBLANK([.K8]);[.G8];[.K8])" office:value-type="date" office:date-value="2026-04-26T23:12:00" calcext:value-type="date">
            <text:p>2026-04-26</text:p>
          </table:table-cell>
          <table:table-cell table:style-name="ce53" table:formula="of:=IF(ISBLANK([.K9]);[.F9]+([.E9]/([$Timeline.$B$3]/7));[.K9])" office:value-type="date" office:date-value="2026-04-28T20:00:00" calcext:value-type="date">
            <text:p>2026-04-28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8]);[.J8];[.K8])" office:value-type="date" office:date-value="2026-06-22T04:48:00" calcext:value-type="date">
            <text:p>2026-06-22</text:p>
          </table:table-cell>
          <table:table-cell table:style-name="ce53" table:formula="of:=IF(ISBLANK([.K9]);[.I9]+([.H9]/([$Timeline.$B$3]/7));[.K9])" office:value-type="date" office:date-value="2026-06-26T20:48:00" calcext:value-type="date">
            <text:p>2026-06-26</text:p>
          </table:table-cell>
          <table:table-cell table:style-name="ce57"/>
          <table:table-cell table:style-name="ce38" office:value-type="string" calcext:value-type="string">
            <text:p>Object Oriented Design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openlearninglibrary.mit.edu/courses/course-v1:MITx+18.01.1x+2T2019/about" xlink:type="simple">Calculus 1A: Differentiation</text:a></text:p>
          </table:table-cell>
          <table:table-cell table:style-name="ce48" office:value-type="string" calcext:value-type="string">
            <text:p>Core Math</text:p>
          </table:table-cell>
          <table:table-cell table:style-name="ce38" office:value-type="string" calcext:value-type="string">
            <text:p>13 weeks</text:p>
          </table:table-cell>
          <table:table-cell table:style-name="ce38" office:value-type="string" calcext:value-type="string">
            <text:p>6-10 hours/week</text:p>
          </table:table-cell>
          <table:table-cell table:style-name="ce38" office:value-type="float" office:value="78" calcext:value-type="float">
            <text:p>78</text:p>
          </table:table-cell>
          <table:table-cell table:style-name="ce52" table:formula="of:=IF(ISBLANK([.K9]);[.G9];[.K9])" office:value-type="date" office:date-value="2026-04-28T20:00:00" calcext:value-type="date">
            <text:p>2026-04-28</text:p>
          </table:table-cell>
          <table:table-cell table:style-name="ce53" table:formula="of:=IF(ISBLANK([.K10]);[.F10]+([.E10]/([$Timeline.$B$3]/7));[.K10])" office:value-type="date" office:date-value="2026-05-17T00:48:00" calcext:value-type="date">
            <text:p>2026-05-17</text:p>
          </table:table-cell>
          <table:table-cell table:style-name="ce38" office:value-type="float" office:value="130" calcext:value-type="float">
            <text:p>130</text:p>
          </table:table-cell>
          <table:table-cell table:style-name="ce52" table:formula="of:=IF(ISBLANK([.K9]);[.J9];[.K9])" office:value-type="date" office:date-value="2026-06-26T20:48:00" calcext:value-type="date">
            <text:p>2026-06-26</text:p>
          </table:table-cell>
          <table:table-cell table:style-name="ce53" table:formula="of:=IF(ISBLANK([.K10]);[.I10]+([.H10]/([$Timeline.$B$3]/7));[.K10])" office:value-type="date" office:date-value="2026-07-27T04:48:00" calcext:value-type="date">
            <text:p>2026-07-27</text:p>
          </table:table-cell>
          <table:table-cell table:style-name="ce57"/>
          <table:table-cell table:style-name="ce59" office:value-type="string" calcext:value-type="string">
            <text:p><text:a xlink:href="https://github.com/ossu/computer-science/blob/master/FAQ.md#how-can-i-review-the-math-prerequisites" xlink:type="simple">high school math</text:a>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openlearninglibrary.mit.edu/courses/course-v1:MITx+18.01.2x+3T2019/about" xlink:type="simple">Calculus 1B: Integration</text:a></text:p>
          </table:table-cell>
          <table:table-cell table:style-name="ce48" office:value-type="string" calcext:value-type="string">
            <text:p>Core Math</text:p>
          </table:table-cell>
          <table:table-cell table:style-name="ce38" office:value-type="string" calcext:value-type="string">
            <text:p>13 weeks</text:p>
          </table:table-cell>
          <table:table-cell table:style-name="ce38" office:value-type="string" calcext:value-type="string">
            <text:p>5-10 hours/week</text:p>
          </table:table-cell>
          <table:table-cell table:style-name="ce38" office:value-type="float" office:value="65" calcext:value-type="float">
            <text:p>65</text:p>
          </table:table-cell>
          <table:table-cell table:style-name="ce52" table:formula="of:=IF(ISBLANK([.K10]);[.G10];[.K10])" office:value-type="date" office:date-value="2026-05-17T00:48:00" calcext:value-type="date">
            <text:p>2026-05-17</text:p>
          </table:table-cell>
          <table:table-cell table:style-name="ce53" table:formula="of:=IF(ISBLANK([.K11]);[.F11]+([.E11]/([$Timeline.$B$3]/7));[.K11])" office:value-type="date" office:date-value="2026-06-01T04:48:00" calcext:value-type="date">
            <text:p>2026-06-01</text:p>
          </table:table-cell>
          <table:table-cell table:style-name="ce38" office:value-type="float" office:value="130" calcext:value-type="float">
            <text:p>130</text:p>
          </table:table-cell>
          <table:table-cell table:style-name="ce52" table:formula="of:=IF(ISBLANK([.K10]);[.J10];[.K10])" office:value-type="date" office:date-value="2026-07-27T04:48:00" calcext:value-type="date">
            <text:p>2026-07-27</text:p>
          </table:table-cell>
          <table:table-cell table:style-name="ce53" table:formula="of:=IF(ISBLANK([.K11]);[.I11]+([.H11]/([$Timeline.$B$3]/7));[.K11])" office:value-type="date" office:date-value="2026-08-26T12:48:00" calcext:value-type="date">
            <text:p>2026-08-26</text:p>
          </table:table-cell>
          <table:table-cell table:style-name="ce57"/>
          <table:table-cell table:style-name="ce38" office:value-type="string" calcext:value-type="string">
            <text:p>Calculus 1A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openlearninglibrary.mit.edu/courses/course-v1:MITx+18.01.3x+1T2020/about" xlink:type="simple">Calculus 1C: Coordinate Systems &amp; Infinite Series</text:a></text:p>
          </table:table-cell>
          <table:table-cell table:style-name="ce48" office:value-type="string" calcext:value-type="string">
            <text:p>Core Math</text:p>
          </table:table-cell>
          <table:table-cell table:style-name="ce38" office:value-type="string" calcext:value-type="string">
            <text:p>6 weeks</text:p>
          </table:table-cell>
          <table:table-cell table:style-name="ce38" office:value-type="string" calcext:value-type="string">
            <text:p>5-10 hours/week</text:p>
          </table:table-cell>
          <table:table-cell table:style-name="ce38" office:value-type="float" office:value="30" calcext:value-type="float">
            <text:p>30</text:p>
          </table:table-cell>
          <table:table-cell table:style-name="ce52" table:formula="of:=IF(ISBLANK([.K11]);[.G11];[.K11])" office:value-type="date" office:date-value="2026-06-01T04:48:00" calcext:value-type="date">
            <text:p>2026-06-01</text:p>
          </table:table-cell>
          <table:table-cell table:style-name="ce53" table:formula="of:=IF(ISBLANK([.K12]);[.F12]+([.E12]/([$Timeline.$B$3]/7));[.K12])" office:value-type="date" office:date-value="2026-06-08T04:48:00" calcext:value-type="date">
            <text:p>2026-06-08</text:p>
          </table:table-cell>
          <table:table-cell table:style-name="ce38" office:value-type="float" office:value="60" calcext:value-type="float">
            <text:p>60</text:p>
          </table:table-cell>
          <table:table-cell table:style-name="ce52" table:formula="of:=IF(ISBLANK([.K11]);[.J11];[.K11])" office:value-type="date" office:date-value="2026-08-26T12:48:00" calcext:value-type="date">
            <text:p>2026-08-26</text:p>
          </table:table-cell>
          <table:table-cell table:style-name="ce53" table:formula="of:=IF(ISBLANK([.K12]);[.I12]+([.H12]/([$Timeline.$B$3]/7));[.K12])" office:value-type="date" office:date-value="2026-09-09T12:48:00" calcext:value-type="date">
            <text:p>2026-09-09</text:p>
          </table:table-cell>
          <table:table-cell table:style-name="ce57"/>
          <table:table-cell table:style-name="ce38" office:value-type="string" calcext:value-type="string">
            <text:p>Calculus 1B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openlearninglibrary.mit.edu/courses/course-v1:OCW+6.042J+2T2019/about" xlink:type="simple">Mathematics for Computer Science</text:a></text:p>
          </table:table-cell>
          <table:table-cell table:style-name="ce48" office:value-type="string" calcext:value-type="string">
            <text:p>Core Math</text:p>
          </table:table-cell>
          <table:table-cell table:style-name="ce38" office:value-type="string" calcext:value-type="string">
            <text:p>13 weeks</text:p>
          </table:table-cell>
          <table:table-cell table:style-name="ce38" office:value-type="string" calcext:value-type="string">
            <text:p>5 hours/week</text:p>
          </table:table-cell>
          <table:table-cell table:style-name="ce38" office:value-type="float" office:value="65" calcext:value-type="float">
            <text:p>65</text:p>
          </table:table-cell>
          <table:table-cell table:style-name="ce52" table:formula="of:=IF(ISBLANK([.K12]);[.G12];[.K12])" office:value-type="date" office:date-value="2026-06-08T04:48:00" calcext:value-type="date">
            <text:p>2026-06-08</text:p>
          </table:table-cell>
          <table:table-cell table:style-name="ce53" table:formula="of:=IF(ISBLANK([.K13]);[.F13]+([.E13]/([$Timeline.$B$3]/7));[.K13])" office:value-type="date" office:date-value="2026-06-23T08:48:00" calcext:value-type="date">
            <text:p>2026-06-23</text:p>
          </table:table-cell>
          <table:table-cell table:style-name="ce38" office:value-type="float" office:value="65" calcext:value-type="float">
            <text:p>65</text:p>
          </table:table-cell>
          <table:table-cell table:style-name="ce52" table:formula="of:=IF(ISBLANK([.K12]);[.J12];[.K12])" office:value-type="date" office:date-value="2026-09-09T12:48:00" calcext:value-type="date">
            <text:p>2026-09-09</text:p>
          </table:table-cell>
          <table:table-cell table:style-name="ce53" table:formula="of:=IF(ISBLANK([.K13]);[.I13]+([.H13]/([$Timeline.$B$3]/7));[.K13])" office:value-type="date" office:date-value="2026-09-24T16:48:00" calcext:value-type="date">
            <text:p>2026-09-24</text:p>
          </table:table-cell>
          <table:table-cell table:style-name="ce57"/>
          <table:table-cell table:style-name="ce38" office:value-type="string" calcext:value-type="string">
            <text:p>Calculus 1C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missing.csail.mit.edu/" xlink:type="simple">The Missing Semester of Your CS Education</text:a></text:p>
          </table:table-cell>
          <table:table-cell table:style-name="ce48" office:value-type="string" calcext:value-type="string">
            <text:p>CS Tools</text:p>
          </table:table-cell>
          <table:table-cell table:style-name="ce38" office:value-type="string" calcext:value-type="string">
            <text:p>2 weeks</text:p>
          </table:table-cell>
          <table:table-cell table:style-name="ce38" office:value-type="string" calcext:value-type="string">
            <text:p>12 hours/week</text:p>
          </table:table-cell>
          <table:table-cell table:style-name="ce38" office:value-type="float" office:value="24" calcext:value-type="float">
            <text:p>24</text:p>
          </table:table-cell>
          <table:table-cell table:style-name="ce52" table:formula="of:=IF(ISBLANK([.K13]);[.G13];[.K13])" office:value-type="date" office:date-value="2026-06-23T08:48:00" calcext:value-type="date">
            <text:p>2026-06-23</text:p>
          </table:table-cell>
          <table:table-cell table:style-name="ce53" table:formula="of:=IF(ISBLANK([.K14]);[.F14]+([.E14]/([$Timeline.$B$3]/7));[.K14])" office:value-type="date" office:date-value="2026-06-28T23:12:00" calcext:value-type="date">
            <text:p>2026-06-28</text:p>
          </table:table-cell>
          <table:table-cell table:style-name="ce38" office:value-type="float" office:value="24" calcext:value-type="float">
            <text:p>24</text:p>
          </table:table-cell>
          <table:table-cell table:style-name="ce52" table:formula="of:=IF(ISBLANK([.K13]);[.J13];[.K13])" office:value-type="date" office:date-value="2026-09-24T16:48:00" calcext:value-type="date">
            <text:p>2026-09-24</text:p>
          </table:table-cell>
          <table:table-cell table:style-name="ce53" table:formula="of:=IF(ISBLANK([.K14]);[.I14]+([.H14]/([$Timeline.$B$3]/7));[.K14])" office:value-type="date" office:date-value="2026-09-30T07:12:00" calcext:value-type="date">
            <text:p>2026-09-30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3" office:value-type="string" calcext:value-type="string">
            <text:p><text:a xlink:href="https://www.coursera.org/learn/build-a-computer" xlink:type="simple">Build a Modern Computer from First Principles: From Nand to Tetris</text:a></text:p>
          </table:table-cell>
          <table:table-cell table:style-name="ce48" office:value-type="string" calcext:value-type="string">
            <text:p>Core Systems</text:p>
          </table:table-cell>
          <table:table-cell table:style-name="ce38" office:value-type="string" calcext:value-type="string">
            <text:p>6 weeks</text:p>
          </table:table-cell>
          <table:table-cell table:style-name="ce38" office:value-type="string" calcext:value-type="string">
            <text:p>7-13 hours/week</text:p>
          </table:table-cell>
          <table:table-cell table:style-name="ce38" office:value-type="float" office:value="42" calcext:value-type="float">
            <text:p>42</text:p>
          </table:table-cell>
          <table:table-cell table:style-name="ce52" table:formula="of:=IF(ISBLANK([.K14]);[.G14];[.K14])" office:value-type="date" office:date-value="2026-06-28T23:12:00" calcext:value-type="date">
            <text:p>2026-06-28</text:p>
          </table:table-cell>
          <table:table-cell table:style-name="ce53" table:formula="of:=IF(ISBLANK([.K15]);[.F15]+([.E15]/([$Timeline.$B$3]/7));[.K15])" office:value-type="date" office:date-value="2026-07-08T18:24:00" calcext:value-type="date">
            <text:p>2026-07-08</text:p>
          </table:table-cell>
          <table:table-cell table:style-name="ce38" office:value-type="float" office:value="78" calcext:value-type="float">
            <text:p>78</text:p>
          </table:table-cell>
          <table:table-cell table:style-name="ce52" table:formula="of:=IF(ISBLANK([.K14]);[.J14];[.K14])" office:value-type="date" office:date-value="2026-09-30T07:12:00" calcext:value-type="date">
            <text:p>2026-09-30</text:p>
          </table:table-cell>
          <table:table-cell table:style-name="ce53" table:formula="of:=IF(ISBLANK([.K15]);[.I15]+([.H15]/([$Timeline.$B$3]/7));[.K15])" office:value-type="date" office:date-value="2026-10-18T12:00:00" calcext:value-type="date">
            <text:p>2026-10-18</text:p>
          </table:table-cell>
          <table:table-cell table:style-name="ce57"/>
          <table:table-cell table:style-name="ce38" office:value-type="string" calcext:value-type="string">
            <text:p>C-like programming language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nand2tetris2" xlink:type="simple">Build a Modern Computer from First Principles: Nand to Tetris Part II</text:a></text:p>
          </table:table-cell>
          <table:table-cell table:style-name="ce48" office:value-type="string" calcext:value-type="string">
            <text:p>Core Systems</text:p>
          </table:table-cell>
          <table:table-cell table:style-name="ce38" office:value-type="string" calcext:value-type="string">
            <text:p>6 weeks</text:p>
          </table:table-cell>
          <table:table-cell table:style-name="ce38" office:value-type="string" calcext:value-type="string">
            <text:p>12-18 hours/week</text:p>
          </table:table-cell>
          <table:table-cell table:style-name="ce38" office:value-type="float" office:value="72" calcext:value-type="float">
            <text:p>72</text:p>
          </table:table-cell>
          <table:table-cell table:style-name="ce52" table:formula="of:=IF(ISBLANK([.K15]);[.G15];[.K15])" office:value-type="date" office:date-value="2026-07-08T18:24:00" calcext:value-type="date">
            <text:p>2026-07-08</text:p>
          </table:table-cell>
          <table:table-cell table:style-name="ce53" table:formula="of:=IF(ISBLANK([.K16]);[.F16]+([.E16]/([$Timeline.$B$3]/7));[.K16])" office:value-type="date" office:date-value="2026-07-25T13:36:00" calcext:value-type="date">
            <text:p>2026-07-25</text:p>
          </table:table-cell>
          <table:table-cell table:style-name="ce38" office:value-type="float" office:value="108" calcext:value-type="float">
            <text:p>108</text:p>
          </table:table-cell>
          <table:table-cell table:style-name="ce52" table:formula="of:=IF(ISBLANK([.K15]);[.J15];[.K15])" office:value-type="date" office:date-value="2026-10-18T12:00:00" calcext:value-type="date">
            <text:p>2026-10-18</text:p>
          </table:table-cell>
          <table:table-cell table:style-name="ce53" table:formula="of:=IF(ISBLANK([.K16]);[.I16]+([.H16]/([$Timeline.$B$3]/7));[.K16])" office:value-type="date" office:date-value="2026-11-12T16:48:00" calcext:value-type="date">
            <text:p>2026-11-12</text:p>
          </table:table-cell>
          <table:table-cell table:style-name="ce57"/>
          <table:table-cell table:style-name="ce59" office:value-type="string" calcext:value-type="string">
            <text:p><text:a xlink:href="https://user-images.githubusercontent.com/2046800/35426340-f6ce6358-026a-11e8-8bbb-4e95ac36b1d7.png" xlink:type="simple">one of these programming languages, From Nand to Tetris Part I</text:a>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://pages.cs.wisc.edu/~remzi/Classes/537/Spring2018/" xlink:type="simple">Operating Systems: Three Easy Pieces</text:a></text:p>
          </table:table-cell>
          <table:table-cell table:style-name="ce48" office:value-type="string" calcext:value-type="string">
            <text:p>Core Systems</text:p>
          </table:table-cell>
          <table:table-cell table:style-name="ce38" office:value-type="string" calcext:value-type="string">
            <text:p>10-12 weeks</text:p>
          </table:table-cell>
          <table:table-cell table:style-name="ce38" office:value-type="string" calcext:value-type="string">
            <text:p>6-10 hours/week</text:p>
          </table:table-cell>
          <table:table-cell table:style-name="ce38" office:value-type="float" office:value="60" calcext:value-type="float">
            <text:p>60</text:p>
          </table:table-cell>
          <table:table-cell table:style-name="ce52" table:formula="of:=IF(ISBLANK([.K16]);[.G16];[.K16])" office:value-type="date" office:date-value="2026-07-25T13:36:00" calcext:value-type="date">
            <text:p>2026-07-25</text:p>
          </table:table-cell>
          <table:table-cell table:style-name="ce53" table:formula="of:=IF(ISBLANK([.K17]);[.F17]+([.E17]/([$Timeline.$B$3]/7));[.K17])" office:value-type="date" office:date-value="2026-08-08T13:36:00" calcext:value-type="date">
            <text:p>2026-08-08</text:p>
          </table:table-cell>
          <table:table-cell table:style-name="ce38" office:value-type="float" office:value="120" calcext:value-type="float">
            <text:p>120</text:p>
          </table:table-cell>
          <table:table-cell table:style-name="ce52" table:formula="of:=IF(ISBLANK([.K16]);[.J16];[.K16])" office:value-type="date" office:date-value="2026-11-12T16:48:00" calcext:value-type="date">
            <text:p>2026-11-12</text:p>
          </table:table-cell>
          <table:table-cell table:style-name="ce53" table:formula="of:=IF(ISBLANK([.K17]);[.I17]+([.H17]/([$Timeline.$B$3]/7));[.K17])" office:value-type="date" office:date-value="2026-12-10T16:48:00" calcext:value-type="date">
            <text:p>2026-12-10</text:p>
          </table:table-cell>
          <table:table-cell table:style-name="ce57"/>
          <table:table-cell table:style-name="ce38" office:value-type="string" calcext:value-type="string">
            <text:p>Nand to Tetris Part II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://gaia.cs.umass.edu/kurose_ross/online_lectures.htm" xlink:type="simple">Computer Networking: a Top-Down Approach</text:a></text:p>
          </table:table-cell>
          <table:table-cell table:style-name="ce48" office:value-type="string" calcext:value-type="string">
            <text:p>Core Systems</text:p>
          </table:table-cell>
          <table:table-cell table:style-name="ce38" office:value-type="string" calcext:value-type="string">
            <text:p>8 weeks</text:p>
          </table:table-cell>
          <table:table-cell table:style-name="ce38" office:value-type="string" calcext:value-type="string">
            <text:p>4-12 hours/week</text:p>
          </table:table-cell>
          <table:table-cell table:style-name="ce38" office:value-type="float" office:value="32" calcext:value-type="float">
            <text:p>32</text:p>
          </table:table-cell>
          <table:table-cell table:style-name="ce52" table:formula="of:=IF(ISBLANK([.K17]);[.G17];[.K17])" office:value-type="date" office:date-value="2026-08-08T13:36:00" calcext:value-type="date">
            <text:p>2026-08-08</text:p>
          </table:table-cell>
          <table:table-cell table:style-name="ce53" table:formula="of:=IF(ISBLANK([.K18]);[.F18]+([.E18]/([$Timeline.$B$3]/7));[.K18])" office:value-type="date" office:date-value="2026-08-16T00:48:00" calcext:value-type="date">
            <text:p>2026-08-16</text:p>
          </table:table-cell>
          <table:table-cell table:style-name="ce38" office:value-type="float" office:value="96" calcext:value-type="float">
            <text:p>96</text:p>
          </table:table-cell>
          <table:table-cell table:style-name="ce52" table:formula="of:=IF(ISBLANK([.K17]);[.J17];[.K17])" office:value-type="date" office:date-value="2026-12-10T16:48:00" calcext:value-type="date">
            <text:p>2026-12-10</text:p>
          </table:table-cell>
          <table:table-cell table:style-name="ce53" table:formula="of:=IF(ISBLANK([.K18]);[.I18]+([.H18]/([$Timeline.$B$3]/7));[.K18])" office:value-type="date" office:date-value="2027-01-02T02:24:00" calcext:value-type="date">
            <text:p>2027-01-02</text:p>
          </table:table-cell>
          <table:table-cell table:style-name="ce57"/>
          <table:table-cell table:style-name="ce38" office:value-type="string" calcext:value-type="string">
            <text:p>algebra, probability, basic CS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algorithms-divide-conquer" xlink:type="simple">Divide and Conquer, Sorting and Searching, and Randomized Algorithms</text:a></text:p>
          </table:table-cell>
          <table:table-cell table:style-name="ce48" office:value-type="string" calcext:value-type="string">
            <text:p>Core Theory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4-8 hours/week</text:p>
          </table:table-cell>
          <table:table-cell table:style-name="ce38" office:value-type="float" office:value="16" calcext:value-type="float">
            <text:p>16</text:p>
          </table:table-cell>
          <table:table-cell table:style-name="ce52" table:formula="of:=IF(ISBLANK([.K18]);[.G18];[.K18])" office:value-type="date" office:date-value="2026-08-16T00:48:00" calcext:value-type="date">
            <text:p>2026-08-16</text:p>
          </table:table-cell>
          <table:table-cell table:style-name="ce53" table:formula="of:=IF(ISBLANK([.K19]);[.F19]+([.E19]/([$Timeline.$B$3]/7));[.K19])" office:value-type="date" office:date-value="2026-08-19T18:24:00" calcext:value-type="date">
            <text:p>2026-08-19</text:p>
          </table:table-cell>
          <table:table-cell table:style-name="ce38" office:value-type="float" office:value="32" calcext:value-type="float">
            <text:p>32</text:p>
          </table:table-cell>
          <table:table-cell table:style-name="ce52" table:formula="of:=IF(ISBLANK([.K18]);[.J18];[.K18])" office:value-type="date" office:date-value="2027-01-02T02:24:00" calcext:value-type="date">
            <text:p>2027-01-02</text:p>
          </table:table-cell>
          <table:table-cell table:style-name="ce53" table:formula="of:=IF(ISBLANK([.K19]);[.I19]+([.H19]/([$Timeline.$B$3]/7));[.K19])" office:value-type="date" office:date-value="2027-01-09T13:36:00" calcext:value-type="date">
            <text:p>2027-01-09</text:p>
          </table:table-cell>
          <table:table-cell table:style-name="ce57"/>
          <table:table-cell table:style-name="ce38" office:value-type="string" calcext:value-type="string">
            <text:p>any programming language, Mathematics for Computer Science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algorithms-graphs-data-structures" xlink:type="simple">Graph Search, Shortest Paths, and Data Structures</text:a></text:p>
          </table:table-cell>
          <table:table-cell table:style-name="ce48" office:value-type="string" calcext:value-type="string">
            <text:p>Core Theory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4-8 hours/week</text:p>
          </table:table-cell>
          <table:table-cell table:style-name="ce38" office:value-type="float" office:value="16" calcext:value-type="float">
            <text:p>16</text:p>
          </table:table-cell>
          <table:table-cell table:style-name="ce52" table:formula="of:=IF(ISBLANK([.K19]);[.G19];[.K19])" office:value-type="date" office:date-value="2026-08-19T18:24:00" calcext:value-type="date">
            <text:p>2026-08-19</text:p>
          </table:table-cell>
          <table:table-cell table:style-name="ce53" table:formula="of:=IF(ISBLANK([.K20]);[.F20]+([.E20]/([$Timeline.$B$3]/7));[.K20])" office:value-type="date" office:date-value="2026-08-23T12:00:00" calcext:value-type="date">
            <text:p>2026-08-23</text:p>
          </table:table-cell>
          <table:table-cell table:style-name="ce38" office:value-type="float" office:value="32" calcext:value-type="float">
            <text:p>32</text:p>
          </table:table-cell>
          <table:table-cell table:style-name="ce52" table:formula="of:=IF(ISBLANK([.K19]);[.J19];[.K19])" office:value-type="date" office:date-value="2027-01-09T13:36:00" calcext:value-type="date">
            <text:p>2027-01-09</text:p>
          </table:table-cell>
          <table:table-cell table:style-name="ce53" table:formula="of:=IF(ISBLANK([.K20]);[.I20]+([.H20]/([$Timeline.$B$3]/7));[.K20])" office:value-type="date" office:date-value="2027-01-17T00:48:00" calcext:value-type="date">
            <text:p>2027-01-17</text:p>
          </table:table-cell>
          <table:table-cell table:style-name="ce57"/>
          <table:table-cell table:style-name="ce38" office:value-type="string" calcext:value-type="string">
            <text:p>Divide and Conquer, Sorting and Searching, and Randomized Algorithms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algorithms-greedy" xlink:type="simple">Greedy Algorithms, Minimum Spanning Trees, and Dynamic Programming</text:a></text:p>
          </table:table-cell>
          <table:table-cell table:style-name="ce48" office:value-type="string" calcext:value-type="string">
            <text:p>Core Theory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4-8 hours/week</text:p>
          </table:table-cell>
          <table:table-cell table:style-name="ce38" office:value-type="float" office:value="16" calcext:value-type="float">
            <text:p>16</text:p>
          </table:table-cell>
          <table:table-cell table:style-name="ce52" table:formula="of:=IF(ISBLANK([.K20]);[.G20];[.K20])" office:value-type="date" office:date-value="2026-08-23T12:00:00" calcext:value-type="date">
            <text:p>2026-08-23</text:p>
          </table:table-cell>
          <table:table-cell table:style-name="ce53" table:formula="of:=IF(ISBLANK([.K21]);[.F21]+([.E21]/([$Timeline.$B$3]/7));[.K21])" office:value-type="date" office:date-value="2026-08-27T05:36:00" calcext:value-type="date">
            <text:p>2026-08-27</text:p>
          </table:table-cell>
          <table:table-cell table:style-name="ce38" office:value-type="float" office:value="32" calcext:value-type="float">
            <text:p>32</text:p>
          </table:table-cell>
          <table:table-cell table:style-name="ce52" table:formula="of:=IF(ISBLANK([.K20]);[.J20];[.K20])" office:value-type="date" office:date-value="2027-01-17T00:48:00" calcext:value-type="date">
            <text:p>2027-01-17</text:p>
          </table:table-cell>
          <table:table-cell table:style-name="ce53" table:formula="of:=IF(ISBLANK([.K21]);[.I21]+([.H21]/([$Timeline.$B$3]/7));[.K21])" office:value-type="date" office:date-value="2027-01-24T12:00:00" calcext:value-type="date">
            <text:p>2027-01-24</text:p>
          </table:table-cell>
          <table:table-cell table:style-name="ce57"/>
          <table:table-cell table:style-name="ce38" office:value-type="string" calcext:value-type="string">
            <text:p>Graph Search, Shortest Paths, and Data Structures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algorithms-npcomplete" xlink:type="simple">Shortest Paths Revisited, NP-Complete Problems and What To Do About Them</text:a></text:p>
          </table:table-cell>
          <table:table-cell table:style-name="ce48" office:value-type="string" calcext:value-type="string">
            <text:p>Core Theory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4-8 hours/week</text:p>
          </table:table-cell>
          <table:table-cell table:style-name="ce38" office:value-type="float" office:value="16" calcext:value-type="float">
            <text:p>16</text:p>
          </table:table-cell>
          <table:table-cell table:style-name="ce52" table:formula="of:=IF(ISBLANK([.K21]);[.G21];[.K21])" office:value-type="date" office:date-value="2026-08-27T05:36:00" calcext:value-type="date">
            <text:p>2026-08-27</text:p>
          </table:table-cell>
          <table:table-cell table:style-name="ce53" table:formula="of:=IF(ISBLANK([.K22]);[.F22]+([.E22]/([$Timeline.$B$3]/7));[.K22])" office:value-type="date" office:date-value="2026-08-30T23:12:00" calcext:value-type="date">
            <text:p>2026-08-30</text:p>
          </table:table-cell>
          <table:table-cell table:style-name="ce38" office:value-type="float" office:value="32" calcext:value-type="float">
            <text:p>32</text:p>
          </table:table-cell>
          <table:table-cell table:style-name="ce52" table:formula="of:=IF(ISBLANK([.K21]);[.J21];[.K21])" office:value-type="date" office:date-value="2027-01-24T12:00:00" calcext:value-type="date">
            <text:p>2027-01-24</text:p>
          </table:table-cell>
          <table:table-cell table:style-name="ce53" table:formula="of:=IF(ISBLANK([.K22]);[.I22]+([.H22]/([$Timeline.$B$3]/7));[.K22])" office:value-type="date" office:date-value="2027-01-31T23:12:00" calcext:value-type="date">
            <text:p>2027-01-31</text:p>
          </table:table-cell>
          <table:table-cell table:style-name="ce57"/>
          <table:table-cell table:style-name="ce38" office:value-type="string" calcext:value-type="string">
            <text:p>Greedy Algorithms, Minimum Spanning Trees, and Dynamic Programming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edx.org/course/cybersecurity-fundamentals" xlink:type="simple">Cybersecurity Fundamentals</text:a></text:p>
          </table:table-cell>
          <table:table-cell table:style-name="ce48" office:value-type="string" calcext:value-type="string">
            <text:p>Core Security</text:p>
          </table:table-cell>
          <table:table-cell table:style-name="ce38" office:value-type="string" calcext:value-type="string">
            <text:p>8 weeks</text:p>
          </table:table-cell>
          <table:table-cell table:style-name="ce38" office:value-type="string" calcext:value-type="string">
            <text:p>10-12 hours/week</text:p>
          </table:table-cell>
          <table:table-cell table:style-name="ce38" office:value-type="float" office:value="80" calcext:value-type="float">
            <text:p>80</text:p>
          </table:table-cell>
          <table:table-cell table:style-name="ce52" table:formula="of:=IF(ISBLANK([.K22]);[.G22];[.K22])" office:value-type="date" office:date-value="2026-08-30T23:12:00" calcext:value-type="date">
            <text:p>2026-08-30</text:p>
          </table:table-cell>
          <table:table-cell table:style-name="ce53" table:formula="of:=IF(ISBLANK([.K23]);[.F23]+([.E23]/([$Timeline.$B$3]/7));[.K23])" office:value-type="date" office:date-value="2026-09-18T15:12:00" calcext:value-type="date">
            <text:p>2026-09-18</text:p>
          </table:table-cell>
          <table:table-cell table:style-name="ce38" office:value-type="float" office:value="96" calcext:value-type="float">
            <text:p>96</text:p>
          </table:table-cell>
          <table:table-cell table:style-name="ce52" table:formula="of:=IF(ISBLANK([.K22]);[.J22];[.K22])" office:value-type="date" office:date-value="2027-01-31T23:12:00" calcext:value-type="date">
            <text:p>2027-01-31</text:p>
          </table:table-cell>
          <table:table-cell table:style-name="ce53" table:formula="of:=IF(ISBLANK([.K23]);[.I23]+([.H23]/([$Timeline.$B$3]/7));[.K23])" office:value-type="date" office:date-value="2027-02-23T08:48:00" calcext:value-type="date">
            <text:p>2027-02-23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secure-coding-principles" xlink:type="simple">Principles of Secure Coding</text:a></text:p>
          </table:table-cell>
          <table:table-cell table:style-name="ce48" office:value-type="string" calcext:value-type="string">
            <text:p>Core Security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4 hours/week</text:p>
          </table:table-cell>
          <table:table-cell table:style-name="ce38" office:value-type="float" office:value="16" calcext:value-type="float">
            <text:p>16</text:p>
          </table:table-cell>
          <table:table-cell table:style-name="ce52" table:formula="of:=IF(ISBLANK([.K23]);[.G23];[.K23])" office:value-type="date" office:date-value="2026-09-18T15:12:00" calcext:value-type="date">
            <text:p>2026-09-18</text:p>
          </table:table-cell>
          <table:table-cell table:style-name="ce53" table:formula="of:=IF(ISBLANK([.K24]);[.F24]+([.E24]/([$Timeline.$B$3]/7));[.K24])" office:value-type="date" office:date-value="2026-09-22T08:48:00" calcext:value-type="date">
            <text:p>2026-09-22</text:p>
          </table:table-cell>
          <table:table-cell table:style-name="ce38" office:value-type="float" office:value="16" calcext:value-type="float">
            <text:p>16</text:p>
          </table:table-cell>
          <table:table-cell table:style-name="ce52" table:formula="of:=IF(ISBLANK([.K23]);[.J23];[.K23])" office:value-type="date" office:date-value="2027-02-23T08:48:00" calcext:value-type="date">
            <text:p>2027-02-23</text:p>
          </table:table-cell>
          <table:table-cell table:style-name="ce53" table:formula="of:=IF(ISBLANK([.K24]);[.I24]+([.H24]/([$Timeline.$B$3]/7));[.K24])" office:value-type="date" office:date-value="2027-02-27T02:24:00" calcext:value-type="date">
            <text:p>2027-02-27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identifying-security-vulnerabilities" xlink:type="simple">Identifying Security Vulnerabilities</text:a></text:p>
          </table:table-cell>
          <table:table-cell table:style-name="ce48" office:value-type="string" calcext:value-type="string">
            <text:p>Core Security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4 hours/week</text:p>
          </table:table-cell>
          <table:table-cell table:style-name="ce38" office:value-type="float" office:value="16" calcext:value-type="float">
            <text:p>16</text:p>
          </table:table-cell>
          <table:table-cell table:style-name="ce52" table:formula="of:=IF(ISBLANK([.K24]);[.G24];[.K24])" office:value-type="date" office:date-value="2026-09-22T08:48:00" calcext:value-type="date">
            <text:p>2026-09-22</text:p>
          </table:table-cell>
          <table:table-cell table:style-name="ce53" table:formula="of:=IF(ISBLANK([.K25]);[.F25]+([.E25]/([$Timeline.$B$3]/7));[.K25])" office:value-type="date" office:date-value="2026-09-26T02:24:00" calcext:value-type="date">
            <text:p>2026-09-26</text:p>
          </table:table-cell>
          <table:table-cell table:style-name="ce38" office:value-type="float" office:value="16" calcext:value-type="float">
            <text:p>16</text:p>
          </table:table-cell>
          <table:table-cell table:style-name="ce52" table:formula="of:=IF(ISBLANK([.K24]);[.J24];[.K24])" office:value-type="date" office:date-value="2027-02-27T02:24:00" calcext:value-type="date">
            <text:p>2027-02-27</text:p>
          </table:table-cell>
          <table:table-cell table:style-name="ce53" table:formula="of:=IF(ISBLANK([.K25]);[.I25]+([.H25]/([$Timeline.$B$3]/7));[.K25])" office:value-type="date" office:date-value="2027-03-02T20:00:00" calcext:value-type="date">
            <text:p>2027-03-02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6" office:value-type="string" calcext:value-type="string">
            <text:p><text:a xlink:href="https://www.coursera.org/learn/identifying-security-vulnerabilities-c-programming" xlink:type="simple">Identifying Security Vulnerabilities in C/C++ Programming or Exploiting and Securing Vulnerabilities in Java Applications</text:a></text:p>
          </table:table-cell>
          <table:table-cell table:style-name="ce48" office:value-type="string" calcext:value-type="string">
            <text:p>Core Security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5 hours/week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25]);[.G25];[.K25])" office:value-type="date" office:date-value="2026-09-26T02:24:00" calcext:value-type="date">
            <text:p>2026-09-26</text:p>
          </table:table-cell>
          <table:table-cell table:style-name="ce53" table:formula="of:=IF(ISBLANK([.K26]);[.F26]+([.E26]/([$Timeline.$B$3]/7));[.K26])" office:value-type="date" office:date-value="2026-09-30T18:24:00" calcext:value-type="date">
            <text:p>2026-09-30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25]);[.J25];[.K25])" office:value-type="date" office:date-value="2027-03-02T20:00:00" calcext:value-type="date">
            <text:p>2027-03-02</text:p>
          </table:table-cell>
          <table:table-cell table:style-name="ce53" table:formula="of:=IF(ISBLANK([.K26]);[.I26]+([.H26]/([$Timeline.$B$3]/7));[.K26])" office:value-type="date" office:date-value="2027-03-07T12:00:00" calcext:value-type="date">
            <text:p>2027-03-07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edx.org/course/modeling-and-theory" xlink:type="simple">Databases: Modeling and Theory</text:a></text:p>
          </table:table-cell>
          <table:table-cell table:style-name="ce48" office:value-type="string" calcext:value-type="string">
            <text:p>Core Applications</text:p>
          </table:table-cell>
          <table:table-cell table:style-name="ce38" office:value-type="string" calcext:value-type="string">
            <text:p>2 weeks</text:p>
          </table:table-cell>
          <table:table-cell table:style-name="ce38" office:value-type="string" calcext:value-type="string">
            <text:p>10 hours/week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26]);[.G26];[.K26])" office:value-type="date" office:date-value="2026-09-30T18:24:00" calcext:value-type="date">
            <text:p>2026-09-30</text:p>
          </table:table-cell>
          <table:table-cell table:style-name="ce53" table:formula="of:=IF(ISBLANK([.K27]);[.F27]+([.E27]/([$Timeline.$B$3]/7));[.K27])" office:value-type="date" office:date-value="2026-10-05T10:24:00" calcext:value-type="date">
            <text:p>2026-10-05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26]);[.J26];[.K26])" office:value-type="date" office:date-value="2027-03-07T12:00:00" calcext:value-type="date">
            <text:p>2027-03-07</text:p>
          </table:table-cell>
          <table:table-cell table:style-name="ce53" table:formula="of:=IF(ISBLANK([.K27]);[.I27]+([.H27]/([$Timeline.$B$3]/7));[.K27])" office:value-type="date" office:date-value="2027-03-12T04:00:00" calcext:value-type="date">
            <text:p>2027-03-12</text:p>
          </table:table-cell>
          <table:table-cell table:style-name="ce57"/>
          <table:table-cell table:style-name="ce38" office:value-type="string" calcext:value-type="string">
            <text:p>core programming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edx.org/course/databases-5-sql" xlink:type="simple">Databases: Relational Databases and SQL</text:a></text:p>
          </table:table-cell>
          <table:table-cell table:style-name="ce48" office:value-type="string" calcext:value-type="string">
            <text:p>Core Applications</text:p>
          </table:table-cell>
          <table:table-cell table:style-name="ce38" office:value-type="string" calcext:value-type="string">
            <text:p>2 weeks</text:p>
          </table:table-cell>
          <table:table-cell table:style-name="ce38" office:value-type="string" calcext:value-type="string">
            <text:p>10 hours/week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27]);[.G27];[.K27])" office:value-type="date" office:date-value="2026-10-05T10:24:00" calcext:value-type="date">
            <text:p>2026-10-05</text:p>
          </table:table-cell>
          <table:table-cell table:style-name="ce53" table:formula="of:=IF(ISBLANK([.K28]);[.F28]+([.E28]/([$Timeline.$B$3]/7));[.K28])" office:value-type="date" office:date-value="2026-10-10T02:24:00" calcext:value-type="date">
            <text:p>2026-10-10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27]);[.J27];[.K27])" office:value-type="date" office:date-value="2027-03-12T04:00:00" calcext:value-type="date">
            <text:p>2027-03-12</text:p>
          </table:table-cell>
          <table:table-cell table:style-name="ce53" table:formula="of:=IF(ISBLANK([.K28]);[.I28]+([.H28]/([$Timeline.$B$3]/7));[.K28])" office:value-type="date" office:date-value="2027-03-16T20:00:00" calcext:value-type="date">
            <text:p>2027-03-16</text:p>
          </table:table-cell>
          <table:table-cell table:style-name="ce57"/>
          <table:table-cell table:style-name="ce38" office:value-type="string" calcext:value-type="string">
            <text:p>core programming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edx.org/course/semistructured-data" xlink:type="simple">Databases: Semistructured Data</text:a></text:p>
          </table:table-cell>
          <table:table-cell table:style-name="ce48" office:value-type="string" calcext:value-type="string">
            <text:p>Core Applications</text:p>
          </table:table-cell>
          <table:table-cell table:style-name="ce38" office:value-type="string" calcext:value-type="string">
            <text:p>2 weeks</text:p>
          </table:table-cell>
          <table:table-cell table:style-name="ce38" office:value-type="string" calcext:value-type="string">
            <text:p>10 hours/week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28]);[.G28];[.K28])" office:value-type="date" office:date-value="2026-10-10T02:24:00" calcext:value-type="date">
            <text:p>2026-10-10</text:p>
          </table:table-cell>
          <table:table-cell table:style-name="ce53" table:formula="of:=IF(ISBLANK([.K29]);[.F29]+([.E29]/([$Timeline.$B$3]/7));[.K29])" office:value-type="date" office:date-value="2026-10-14T18:24:00" calcext:value-type="date">
            <text:p>2026-10-14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IF(ISBLANK([.K28]);[.J28];[.K28])" office:value-type="date" office:date-value="2027-03-16T20:00:00" calcext:value-type="date">
            <text:p>2027-03-16</text:p>
          </table:table-cell>
          <table:table-cell table:style-name="ce53" table:formula="of:=IF(ISBLANK([.K29]);[.I29]+([.H29]/([$Timeline.$B$3]/7));[.K29])" office:value-type="date" office:date-value="2027-03-21T12:00:00" calcext:value-type="date">
            <text:p>2027-03-21</text:p>
          </table:table-cell>
          <table:table-cell table:style-name="ce57"/>
          <table:table-cell table:style-name="ce38" office:value-type="string" calcext:value-type="string">
            <text:p>core programming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machine-learning" xlink:type="simple">Machine Learning</text:a></text:p>
          </table:table-cell>
          <table:table-cell table:style-name="ce48" office:value-type="string" calcext:value-type="string">
            <text:p>Core Applications</text:p>
          </table:table-cell>
          <table:table-cell table:style-name="ce38" office:value-type="string" calcext:value-type="string">
            <text:p>11 weeks</text:p>
          </table:table-cell>
          <table:table-cell table:style-name="ce38" office:value-type="string" calcext:value-type="string">
            <text:p>9 hours/week</text:p>
          </table:table-cell>
          <table:table-cell table:style-name="ce38" office:value-type="float" office:value="99" calcext:value-type="float">
            <text:p>99</text:p>
          </table:table-cell>
          <table:table-cell table:style-name="ce52" table:formula="of:=IF(ISBLANK([.K29]);[.G29];[.K29])" office:value-type="date" office:date-value="2026-10-14T18:24:00" calcext:value-type="date">
            <text:p>2026-10-14</text:p>
          </table:table-cell>
          <table:table-cell table:style-name="ce53" table:formula="of:=IF(ISBLANK([.K30]);[.F30]+([.E30]/([$Timeline.$B$3]/7));[.K30])" office:value-type="date" office:date-value="2026-11-06T20:48:00" calcext:value-type="date">
            <text:p>2026-11-06</text:p>
          </table:table-cell>
          <table:table-cell table:style-name="ce38" office:value-type="float" office:value="99" calcext:value-type="float">
            <text:p>99</text:p>
          </table:table-cell>
          <table:table-cell table:style-name="ce52" table:formula="of:=IF(ISBLANK([.K29]);[.J29];[.K29])" office:value-type="date" office:date-value="2027-03-21T12:00:00" calcext:value-type="date">
            <text:p>2027-03-21</text:p>
          </table:table-cell>
          <table:table-cell table:style-name="ce53" table:formula="of:=IF(ISBLANK([.K30]);[.I30]+([.H30]/([$Timeline.$B$3]/7));[.K30])" office:value-type="date" office:date-value="2027-04-13T14:24:00" calcext:value-type="date">
            <text:p>2027-04-13</text:p>
          </table:table-cell>
          <table:table-cell table:style-name="ce57"/>
          <table:table-cell table:style-name="ce38" office:value-type="string" calcext:value-type="string">
            <text:p>Basic coding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edx.org/course/computer-graphics-uc-san-diegox-cse167x" xlink:type="simple">Computer Graphics</text:a></text:p>
          </table:table-cell>
          <table:table-cell table:style-name="ce48" office:value-type="string" calcext:value-type="string">
            <text:p>Core Applications</text:p>
          </table:table-cell>
          <table:table-cell table:style-name="ce38" office:value-type="string" calcext:value-type="string">
            <text:p>6 weeks</text:p>
          </table:table-cell>
          <table:table-cell table:style-name="ce38" office:value-type="string" calcext:value-type="string">
            <text:p>12 hours/week</text:p>
          </table:table-cell>
          <table:table-cell table:style-name="ce38" office:value-type="float" office:value="72" calcext:value-type="float">
            <text:p>72</text:p>
          </table:table-cell>
          <table:table-cell table:style-name="ce52" table:formula="of:=IF(ISBLANK([.K30]);[.G30];[.K30])" office:value-type="date" office:date-value="2026-11-06T20:48:00" calcext:value-type="date">
            <text:p>2026-11-06</text:p>
          </table:table-cell>
          <table:table-cell table:style-name="ce53" table:formula="of:=IF(ISBLANK([.K31]);[.F31]+([.E31]/([$Timeline.$B$3]/7));[.K31])" office:value-type="date" office:date-value="2026-11-23T16:00:00" calcext:value-type="date">
            <text:p>2026-11-23</text:p>
          </table:table-cell>
          <table:table-cell table:style-name="ce38" office:value-type="float" office:value="72" calcext:value-type="float">
            <text:p>72</text:p>
          </table:table-cell>
          <table:table-cell table:style-name="ce52" table:formula="of:=IF(ISBLANK([.K30]);[.J30];[.K30])" office:value-type="date" office:date-value="2027-04-13T14:24:00" calcext:value-type="date">
            <text:p>2027-04-13</text:p>
          </table:table-cell>
          <table:table-cell table:style-name="ce53" table:formula="of:=IF(ISBLANK([.K31]);[.I31]+([.H31]/([$Timeline.$B$3]/7));[.K31])" office:value-type="date" office:date-value="2027-04-30T09:36:00" calcext:value-type="date">
            <text:p>2027-04-30</text:p>
          </table:table-cell>
          <table:table-cell table:style-name="ce57"/>
          <table:table-cell table:style-name="ce38" office:value-type="string" calcext:value-type="string">
            <text:p>C++ or Java, linear algebra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edx.org/learn/software-engineering/university-of-british-columbia-software-engineering-introduction" xlink:type="simple">Software Engineering: Introduction</text:a></text:p>
          </table:table-cell>
          <table:table-cell table:style-name="ce48" office:value-type="string" calcext:value-type="string">
            <text:p>Core Applications</text:p>
          </table:table-cell>
          <table:table-cell table:style-name="ce38" office:value-type="string" calcext:value-type="string">
            <text:p>6 weeks</text:p>
          </table:table-cell>
          <table:table-cell table:style-name="ce38" office:value-type="string" calcext:value-type="string">
            <text:p>8-10 hours/week</text:p>
          </table:table-cell>
          <table:table-cell table:style-name="ce38" office:value-type="float" office:value="48" calcext:value-type="float">
            <text:p>48</text:p>
          </table:table-cell>
          <table:table-cell table:style-name="ce52" table:formula="of:=IF(ISBLANK([.K31]);[.G31];[.K31])" office:value-type="date" office:date-value="2026-11-23T16:00:00" calcext:value-type="date">
            <text:p>2026-11-23</text:p>
          </table:table-cell>
          <table:table-cell table:style-name="ce53" table:formula="of:=IF(ISBLANK([.K32]);[.F32]+([.E32]/([$Timeline.$B$3]/7));[.K32])" office:value-type="date" office:date-value="2026-12-04T20:48:00" calcext:value-type="date">
            <text:p>2026-12-04</text:p>
          </table:table-cell>
          <table:table-cell table:style-name="ce38" office:value-type="float" office:value="60" calcext:value-type="float">
            <text:p>60</text:p>
          </table:table-cell>
          <table:table-cell table:style-name="ce52" table:formula="of:=IF(ISBLANK([.K31]);[.J31];[.K31])" office:value-type="date" office:date-value="2027-04-30T09:36:00" calcext:value-type="date">
            <text:p>2027-04-30</text:p>
          </table:table-cell>
          <table:table-cell table:style-name="ce53" table:formula="of:=IF(ISBLANK([.K32]);[.I32]+([.H32]/([$Timeline.$B$3]/7));[.K32])" office:value-type="date" office:date-value="2027-05-14T09:36:00" calcext:value-type="date">
            <text:p>2027-05-14</text:p>
          </table:table-cell>
          <table:table-cell table:style-name="ce57"/>
          <table:table-cell table:style-name="ce59" office:value-type="string" calcext:value-type="string">
            <text:p><text:a xlink:href="https://github.com/ossu/computer-science/blob/master/FAQ.md#why-require-experience-with-a-sizable-project-before-the-Software-Engineering-courses" xlink:type="simple">Core Programming, and a sizable project</text:a>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ethics-technology-engineering" xlink:type="simple">Ethics, Technology and Engineering</text:a></text:p>
          </table:table-cell>
          <table:table-cell table:style-name="ce48" office:value-type="string" calcext:value-type="string">
            <text:p>Core Ethics</text:p>
          </table:table-cell>
          <table:table-cell table:style-name="ce38" office:value-type="string" calcext:value-type="string">
            <text:p>9 weeks</text:p>
          </table:table-cell>
          <table:table-cell table:style-name="ce38" office:value-type="string" calcext:value-type="string">
            <text:p>2 hours/week</text:p>
          </table:table-cell>
          <table:table-cell table:style-name="ce38" office:value-type="float" office:value="18" calcext:value-type="float">
            <text:p>18</text:p>
          </table:table-cell>
          <table:table-cell table:style-name="ce52" table:formula="of:=IF(ISBLANK([.K32]);[.G32];[.K32])" office:value-type="date" office:date-value="2026-12-04T20:48:00" calcext:value-type="date">
            <text:p>2026-12-04</text:p>
          </table:table-cell>
          <table:table-cell table:style-name="ce53" table:formula="of:=IF(ISBLANK([.K33]);[.F33]+([.E33]/([$Timeline.$B$3]/7));[.K33])" office:value-type="date" office:date-value="2026-12-09T01:36:00" calcext:value-type="date">
            <text:p>2026-12-09</text:p>
          </table:table-cell>
          <table:table-cell table:style-name="ce38" office:value-type="float" office:value="18" calcext:value-type="float">
            <text:p>18</text:p>
          </table:table-cell>
          <table:table-cell table:style-name="ce52" table:formula="of:=IF(ISBLANK([.K32]);[.J32];[.K32])" office:value-type="date" office:date-value="2027-05-14T09:36:00" calcext:value-type="date">
            <text:p>2027-05-14</text:p>
          </table:table-cell>
          <table:table-cell table:style-name="ce53" table:formula="of:=IF(ISBLANK([.K33]);[.I33]+([.H33]/([$Timeline.$B$3]/7));[.K33])" office:value-type="date" office:date-value="2027-05-18T14:24:00" calcext:value-type="date">
            <text:p>2027-05-18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intellectual-property-law-in-digital-age" xlink:type="simple">Intellectual Property Law in Digital Age</text:a></text:p>
          </table:table-cell>
          <table:table-cell table:style-name="ce48" office:value-type="string" calcext:value-type="string">
            <text:p>Core Ethics</text:p>
          </table:table-cell>
          <table:table-cell table:style-name="ce38" office:value-type="string" calcext:value-type="string">
            <text:p>4 weeks</text:p>
          </table:table-cell>
          <table:table-cell table:style-name="ce38" office:value-type="string" calcext:value-type="string">
            <text:p>2 hours/week</text:p>
          </table:table-cell>
          <table:table-cell table:style-name="ce38" office:value-type="float" office:value="8" calcext:value-type="float">
            <text:p>8</text:p>
          </table:table-cell>
          <table:table-cell table:style-name="ce52" table:formula="of:=IF(ISBLANK([.K33]);[.G33];[.K33])" office:value-type="date" office:date-value="2026-12-09T01:36:00" calcext:value-type="date">
            <text:p>2026-12-09</text:p>
          </table:table-cell>
          <table:table-cell table:style-name="ce53" table:formula="of:=IF(ISBLANK([.K34]);[.F34]+([.E34]/([$Timeline.$B$3]/7));[.K34])" office:value-type="date" office:date-value="2026-12-10T22:24:00" calcext:value-type="date">
            <text:p>2026-12-10</text:p>
          </table:table-cell>
          <table:table-cell table:style-name="ce38" office:value-type="float" office:value="8" calcext:value-type="float">
            <text:p>8</text:p>
          </table:table-cell>
          <table:table-cell table:style-name="ce52" table:formula="of:=IF(ISBLANK([.K33]);[.J33];[.K33])" office:value-type="date" office:date-value="2027-05-18T14:24:00" calcext:value-type="date">
            <text:p>2027-05-18</text:p>
          </table:table-cell>
          <table:table-cell table:style-name="ce53" table:formula="of:=IF(ISBLANK([.K34]);[.I34]+([.H34]/([$Timeline.$B$3]/7));[.K34])" office:value-type="date" office:date-value="2027-05-20T11:12:00" calcext:value-type="date">
            <text:p>2027-05-20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www.coursera.org/learn/northeastern-data-privacy" xlink:type="simple">Data Privacy Fundamentals</text:a></text:p>
          </table:table-cell>
          <table:table-cell table:style-name="ce48" office:value-type="string" calcext:value-type="string">
            <text:p>Core Ethics</text:p>
          </table:table-cell>
          <table:table-cell table:style-name="ce38" office:value-type="string" calcext:value-type="string">
            <text:p>3 weeks</text:p>
          </table:table-cell>
          <table:table-cell table:style-name="ce38" office:value-type="string" calcext:value-type="string">
            <text:p>3 hours/week</text:p>
          </table:table-cell>
          <table:table-cell table:style-name="ce38" office:value-type="float" office:value="9" calcext:value-type="float">
            <text:p>9</text:p>
          </table:table-cell>
          <table:table-cell table:style-name="ce52" table:formula="of:=IF(ISBLANK([.K34]);[.G34];[.K34])" office:value-type="date" office:date-value="2026-12-10T22:24:00" calcext:value-type="date">
            <text:p>2026-12-10</text:p>
          </table:table-cell>
          <table:table-cell table:style-name="ce53" table:formula="of:=IF(ISBLANK([.K35]);[.F35]+([.E35]/([$Timeline.$B$3]/7));[.K35])" office:value-type="date" office:date-value="2026-12-13T00:48:00" calcext:value-type="date">
            <text:p>2026-12-13</text:p>
          </table:table-cell>
          <table:table-cell table:style-name="ce38" office:value-type="float" office:value="9" calcext:value-type="float">
            <text:p>9</text:p>
          </table:table-cell>
          <table:table-cell table:style-name="ce52" table:formula="of:=IF(ISBLANK([.K34]);[.J34];[.K34])" office:value-type="date" office:date-value="2027-05-20T11:12:00" calcext:value-type="date">
            <text:p>2027-05-20</text:p>
          </table:table-cell>
          <table:table-cell table:style-name="ce53" table:formula="of:=IF(ISBLANK([.K35]);[.I35]+([.H35]/([$Timeline.$B$3]/7));[.K35])" office:value-type="date" office:date-value="2027-05-22T13:36:00" calcext:value-type="date">
            <text:p>2027-05-22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cs.ossu.dev/#advanced-programming" xlink:type="simple">Advanced programming</text:a></text:p>
          </table:table-cell>
          <table:table-cell table:style-name="ce48" office:value-type="string" calcext:value-type="string">
            <text:p>Advanced Programming</text:p>
          </table:table-cell>
          <table:table-cell table:style-name="ce38" office:value-type="string" calcext:value-type="string">
            <text:p>0-51 weeks</text:p>
          </table:table-cell>
          <table:table-cell table:style-name="ce38" office:value-type="string" calcext:value-type="string">
            <text:p>6-8 hours/week</text:p>
          </table:table-cell>
          <table:table-cell table:style-name="ce38" office:value-type="float" office:value="0" calcext:value-type="float">
            <text:p>0</text:p>
          </table:table-cell>
          <table:table-cell table:style-name="ce52" table:formula="of:=IF(ISBLANK([.K35]);[.G35];[.K35])" office:value-type="date" office:date-value="2026-12-13T00:48:00" calcext:value-type="date">
            <text:p>2026-12-13</text:p>
          </table:table-cell>
          <table:table-cell table:style-name="ce53" table:formula="of:=IF(ISBLANK([.K36]);[.F36]+([.E36]/([$Timeline.$B$3]/7));[.K36])" office:value-type="date" office:date-value="2026-12-13T00:48:00" calcext:value-type="date">
            <text:p>2026-12-13</text:p>
          </table:table-cell>
          <table:table-cell table:style-name="ce38" office:value-type="float" office:value="408" calcext:value-type="float">
            <text:p>408</text:p>
          </table:table-cell>
          <table:table-cell table:style-name="ce52" table:formula="of:=IF(ISBLANK([.K35]);[.J35];[.K35])" office:value-type="date" office:date-value="2027-05-22T13:36:00" calcext:value-type="date">
            <text:p>2027-05-22</text:p>
          </table:table-cell>
          <table:table-cell table:style-name="ce53" table:formula="of:=IF(ISBLANK([.K36]);[.I36]+([.H36]/([$Timeline.$B$3]/7));[.K36])" office:value-type="date" office:date-value="2027-08-25T18:24:00" calcext:value-type="date">
            <text:p>2027-08-25</text:p>
          </table:table-cell>
          <table:table-cell table:style-name="ce57"/>
          <table:table-cell table:style-name="ce38" office:value-type="string" calcext:value-type="string">
            <text:p>Scala programming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cs.ossu.dev/#advanced-systems" xlink:type="simple">Advanced systems</text:a></text:p>
          </table:table-cell>
          <table:table-cell table:style-name="ce48" office:value-type="string" calcext:value-type="string">
            <text:p>Advanced systems</text:p>
          </table:table-cell>
          <table:table-cell table:style-name="ce38" office:value-type="string" calcext:value-type="string">
            <text:p>0-30 weeks</text:p>
          </table:table-cell>
          <table:table-cell table:style-name="ce38" office:value-type="string" calcext:value-type="string">
            <text:p>6 hours/week</text:p>
          </table:table-cell>
          <table:table-cell table:style-name="ce38" office:value-type="float" office:value="0" calcext:value-type="float">
            <text:p>0</text:p>
          </table:table-cell>
          <table:table-cell table:style-name="ce52" table:formula="of:=IF(ISBLANK([.K36]);[.G36];[.K36])" office:value-type="date" office:date-value="2026-12-13T00:48:00" calcext:value-type="date">
            <text:p>2026-12-13</text:p>
          </table:table-cell>
          <table:table-cell table:style-name="ce53" table:formula="of:=IF(ISBLANK([.K37]);[.F37]+([.E37]/([$Timeline.$B$3]/7));[.K37])" office:value-type="date" office:date-value="2026-12-13T00:48:00" calcext:value-type="date">
            <text:p>2026-12-13</text:p>
          </table:table-cell>
          <table:table-cell table:style-name="ce38" office:value-type="float" office:value="180" calcext:value-type="float">
            <text:p>180</text:p>
          </table:table-cell>
          <table:table-cell table:style-name="ce52" table:formula="of:=IF(ISBLANK([.K36]);[.J36];[.K36])" office:value-type="date" office:date-value="2027-08-25T18:24:00" calcext:value-type="date">
            <text:p>2027-08-25</text:p>
          </table:table-cell>
          <table:table-cell table:style-name="ce53" table:formula="of:=IF(ISBLANK([.K37]);[.I37]+([.H37]/([$Timeline.$B$3]/7));[.K37])" office:value-type="date" office:date-value="2027-10-06T18:24:00" calcext:value-type="date">
            <text:p>2027-10-06</text:p>
          </table:table-cell>
          <table:table-cell table:style-name="ce57"/>
          <table:table-cell table:style-name="ce38" office:value-type="string" calcext:value-type="string">
            <text:p>none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cs.ossu.dev/#advanced-theory" xlink:type="simple">Advanced theory</text:a></text:p>
          </table:table-cell>
          <table:table-cell table:style-name="ce48" office:value-type="string" calcext:value-type="string">
            <text:p>Advanced theory</text:p>
          </table:table-cell>
          <table:table-cell table:style-name="ce38" office:value-type="string" calcext:value-type="string">
            <text:p>0-37 weeks</text:p>
          </table:table-cell>
          <table:table-cell table:style-name="ce38" office:value-type="string" calcext:value-type="string">
            <text:p>7 hours/week</text:p>
          </table:table-cell>
          <table:table-cell table:style-name="ce38" office:value-type="float" office:value="0" calcext:value-type="float">
            <text:p>0</text:p>
          </table:table-cell>
          <table:table-cell table:style-name="ce52" table:formula="of:=IF(ISBLANK([.K37]);[.G37];[.K37])" office:value-type="date" office:date-value="2026-12-13T00:48:00" calcext:value-type="date">
            <text:p>2026-12-13</text:p>
          </table:table-cell>
          <table:table-cell table:style-name="ce53" table:formula="of:=IF(ISBLANK([.K38]);[.F38]+([.E38]/([$Timeline.$B$3]/7));[.K38])" office:value-type="date" office:date-value="2026-12-13T00:48:00" calcext:value-type="date">
            <text:p>2026-12-13</text:p>
          </table:table-cell>
          <table:table-cell table:style-name="ce38" office:value-type="float" office:value="282" calcext:value-type="float">
            <text:p>282</text:p>
          </table:table-cell>
          <table:table-cell table:style-name="ce52" table:formula="of:=IF(ISBLANK([.K37]);[.J37];[.K37])" office:value-type="date" office:date-value="2027-10-06T18:24:00" calcext:value-type="date">
            <text:p>2027-10-06</text:p>
          </table:table-cell>
          <table:table-cell table:style-name="ce53" table:formula="of:=IF(ISBLANK([.K38]);[.I38]+([.H38]/([$Timeline.$B$3]/7));[.K38])" office:value-type="date" office:date-value="2027-12-11T13:36:00" calcext:value-type="date">
            <text:p>2027-12-11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cs.ossu.dev/#advanced-information-security" xlink:type="simple">Advanced Information Security</text:a></text:p>
          </table:table-cell>
          <table:table-cell table:style-name="ce48" office:value-type="string" calcext:value-type="string">
            <text:p>Advanced Information Security</text:p>
          </table:table-cell>
          <table:table-cell table:style-name="ce38" office:value-type="string" calcext:value-type="string">
            <text:p>0-32 weeks</text:p>
          </table:table-cell>
          <table:table-cell table:style-name="ce38" office:value-type="string" calcext:value-type="string">
            <text:p>2-3 hours/week</text:p>
          </table:table-cell>
          <table:table-cell table:style-name="ce38" office:value-type="float" office:value="0" calcext:value-type="float">
            <text:p>0</text:p>
          </table:table-cell>
          <table:table-cell table:style-name="ce52" table:formula="of:=IF(ISBLANK([.K38]);[.G38];[.K38])" office:value-type="date" office:date-value="2026-12-13T00:48:00" calcext:value-type="date">
            <text:p>2026-12-13</text:p>
          </table:table-cell>
          <table:table-cell table:style-name="ce53" table:formula="of:=IF(ISBLANK([.K39]);[.F39]+([.E39]/([$Timeline.$B$3]/7));[.K39])" office:value-type="date" office:date-value="2026-12-13T00:48:00" calcext:value-type="date">
            <text:p>2026-12-13</text:p>
          </table:table-cell>
          <table:table-cell table:style-name="ce38" office:value-type="float" office:value="96" calcext:value-type="float">
            <text:p>96</text:p>
          </table:table-cell>
          <table:table-cell table:style-name="ce52" table:formula="of:=IF(ISBLANK([.K38]);[.J38];[.K38])" office:value-type="date" office:date-value="2027-12-11T13:36:00" calcext:value-type="date">
            <text:p>2027-12-11</text:p>
          </table:table-cell>
          <table:table-cell table:style-name="ce53" table:formula="of:=IF(ISBLANK([.K39]);[.I39]+([.H39]/([$Timeline.$B$3]/7));[.K39])" office:value-type="date" office:date-value="2028-01-02T23:12:00" calcext:value-type="date">
            <text:p>2028-01-02</text:p>
          </table:table-cell>
          <table:table-cell table:style-name="ce57"/>
          <table:table-cell table:style-name="ce38" office:value-type="string" calcext:value-type="string">
            <text:p>-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4" office:value-type="string" calcext:value-type="string">
            <text:p><text:a xlink:href="https://cs.ossu.dev/#advanced-math" xlink:type="simple">Advanced math</text:a></text:p>
          </table:table-cell>
          <table:table-cell table:style-name="ce48" office:value-type="string" calcext:value-type="string">
            <text:p>Advanced math</text:p>
          </table:table-cell>
          <table:table-cell table:style-name="ce38" office:value-type="string" calcext:value-type="string">
            <text:p>0-53 weeks</text:p>
          </table:table-cell>
          <table:table-cell table:style-name="ce38" office:value-type="string" calcext:value-type="string">
            <text:p>6-8 hours/week</text:p>
          </table:table-cell>
          <table:table-cell table:style-name="ce38" office:value-type="float" office:value="0" calcext:value-type="float">
            <text:p>0</text:p>
          </table:table-cell>
          <table:table-cell table:style-name="ce52" table:formula="of:=IF(ISBLANK([.K39]);[.G39];[.K39])" office:value-type="date" office:date-value="2026-12-13T00:48:00" calcext:value-type="date">
            <text:p>2026-12-13</text:p>
          </table:table-cell>
          <table:table-cell table:style-name="ce53" table:formula="of:=IF(ISBLANK([.K40]);[.F40]+([.E40]/([$Timeline.$B$3]/7));[.K40])" office:value-type="date" office:date-value="2026-12-13T00:48:00" calcext:value-type="date">
            <text:p>2026-12-13</text:p>
          </table:table-cell>
          <table:table-cell table:style-name="ce38" office:value-type="float" office:value="424" calcext:value-type="float">
            <text:p>424</text:p>
          </table:table-cell>
          <table:table-cell table:style-name="ce52" table:formula="of:=IF(ISBLANK([.K39]);[.J39];[.K39])" office:value-type="date" office:date-value="2028-01-02T23:12:00" calcext:value-type="date">
            <text:p>2028-01-02</text:p>
          </table:table-cell>
          <table:table-cell table:style-name="ce53" table:formula="of:=IF(ISBLANK([.K40]);[.I40]+([.H40]/([$Timeline.$B$3]/7));[.K40])" office:value-type="date" office:date-value="2028-04-10T21:36:00" calcext:value-type="date">
            <text:p>2028-04-10</text:p>
          </table:table-cell>
          <table:table-cell table:style-name="ce57"/>
          <table:table-cell table:style-name="ce38" office:value-type="string" calcext:value-type="string">
            <text:p>Python, object-oriented programming</text:p>
          </table:table-cell>
          <table:table-cell table:style-name="ce38"/>
          <table:table-cell table:number-columns-repeated="16371"/>
        </table:table-row>
        <table:table-row table:style-name="ro1">
          <table:table-cell table:style-name="ce43" office:value-type="string" calcext:value-type="string">
            <text:p><text:a xlink:href="https://github.com/ossu/computer-science#final-project" xlink:type="simple">Final Project</text:a></text:p>
          </table:table-cell>
          <table:table-cell table:style-name="ce48" office:value-type="string" calcext:value-type="string">
            <text:p>Final Project</text:p>
          </table:table-cell>
          <table:table-cell table:number-columns-repeated="2"/>
          <table:table-cell table:style-name="ce38" office:value-type="float" office:value="100" calcext:value-type="float">
            <text:p>100</text:p>
          </table:table-cell>
          <table:table-cell table:style-name="ce52" table:formula="of:=IF(ISBLANK([.K40]);[.G40];[.K40])" office:value-type="date" office:date-value="2026-12-13T00:48:00" calcext:value-type="date">
            <text:p>2026-12-13</text:p>
          </table:table-cell>
          <table:table-cell table:style-name="ce53" table:formula="of:=IF(ISBLANK([.K41]);[.F41]+([.E41]/([$Timeline.$B$3]/7));[.K41])" office:value-type="date" office:date-value="2027-01-05T08:48:00" calcext:value-type="date">
            <text:p>2027-01-05</text:p>
          </table:table-cell>
          <table:table-cell table:style-name="ce38" office:value-type="float" office:value="100" calcext:value-type="float">
            <text:p>100</text:p>
          </table:table-cell>
          <table:table-cell table:style-name="ce52" table:formula="of:=IF(ISBLANK([.K40]);[.J40];[.K40])" office:value-type="date" office:date-value="2028-04-10T21:36:00" calcext:value-type="date">
            <text:p>2028-04-10</text:p>
          </table:table-cell>
          <table:table-cell table:style-name="ce53" table:formula="of:=IF(ISBLANK([.K41]);[.I41]+([.H41]/([$Timeline.$B$3]/7));[.K41])" office:value-type="date" office:date-value="2028-05-04T05:36:00" calcext:value-type="date">
            <text:p>2028-05-04</text:p>
          </table:table-cell>
          <table:table-cell table:style-name="ce58"/>
          <table:table-cell/>
          <table:table-cell table:style-name="ce38"/>
          <table:table-cell table:number-columns-repeated="16371"/>
        </table:table-row>
        <table:table-row table:style-name="ro4" table:number-rows-repeated="104853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JetBrainsMono NF" svg:font-family="'JetBrainsMono NF'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 number:style="long" number:textual="true"/>
      <number:text> </number:text>
      <number:day/>
    </number:date-style>
    <number:date-style style:name="N134">
      <number:year number:style="long"/>
      <number:text> </number:text>
      <number:month number:textual="true"/>
      <number:text> </number:text>
      <number:day number:style="long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/00/0000</text:date>, <text:time style:data-style-name="N2" text:time-value="13:42:00.0711516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imeline" style:display-name="PageStyle_Timelin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iculum_20_Data" style:display-name="PageStyle_Curriculum 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6-02-05T13:45:35.212849025</dc:date>
    <meta:editing-duration>PT3M35S</meta:editing-duration>
    <meta:editing-cycles>1</meta:editing-cycles>
    <meta:document-statistic meta:table-count="2" meta:cell-count="46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31.75cm" svg:height="18.918cm" xlink:href=".." xlink:type="simple" chart:class="chart:line" chart:style-name="ch1">
        <chart:legend chart:legend-position="top" svg:x="9.767cm" svg:y="0.185cm" style:legend-expansion="wide" chart:style-name="ch2"/>
        <chart:plot-area chart:style-name="ch3" table:cell-range-address="'Curriculum Data'.A2:'Curriculum Data'.A41 'Curriculum Data'.G1:'Curriculum Data'.G41 'Curriculum Data'.J1:'Curriculum Data'.J41" chart:data-source-has-labels="both" svg:x="1.695cm" svg:y="1.161cm" svg:width="29.42cm" svg:height="16.349cm">
          <chart:coordinate-region svg:x="8.908cm" svg:y="1.161cm" svg:width="22.067cm" svg:height="5.449cm"/>
          <chart:axis chart:dimension="x" chart:name="primary-x" chart:style-name="ch4" chartooo:axis-type="text">
            <chart:title svg:x="15.798cm" svg:y="17.889cm" chart:style-name="ch5">
              <text:p>Course</text:p>
            </chart:title>
            <chart:categories table:cell-range-address="'Curriculum Data'.A2:'Curriculum Data'.A41"/>
          </chart:axis>
          <chart:axis chart:dimension="y" chart:name="primary-y" chart:style-name="ch6">
            <chart:title svg:x="0.451cm" svg:y="10.669cm" chart:style-name="ch7">
              <text:p>Completion Date</text:p>
            </chart:title>
            <chart:grid chart:style-name="ch8" chart:class="major"/>
          </chart:axis>
          <chart:series chart:style-name="ch9" chart:values-cell-range-address="'Curriculum Data'.G2:'Curriculum Data'.G41" chart:label-cell-address="'Curriculum Data'.G1:'Curriculum Data'.G1" chart:class="chart:line">
            <chart:data-point chart:repeated="40"/>
          </chart:series>
          <chart:series chart:style-name="ch10" chart:values-cell-range-address="'Curriculum Data'.J2:'Curriculum Data'.J41" chart:label-cell-address="'Curriculum Data'.J1:'Curriculum Data'.J1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d Date Estimate Lower Bound</text:p>
                <draw:g>
                  <svg:desc>'Curriculum Data'.G1:'Curriculum Data'.G1</svg:desc>
                </draw:g>
              </table:table-cell>
              <table:table-cell office:value-type="string">
                <text:p>End Date Estimate Upper Bound</text:p>
                <draw:g>
                  <svg:desc>'Curriculum Data'.J1:'Curriculum Dat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roduction to Computer Science and Programming using Python</text:p>
                <draw:g>
                  <svg:desc>'Curriculum Data'.A2:'Curriculum Data'.A41</svg:desc>
                </draw:g>
              </table:table-cell>
              <table:table-cell office:value-type="float" office:value="46077.6">
                <text:p>46077.6</text:p>
                <draw:g>
                  <svg:desc>'Curriculum Data'.G2:'Curriculum Data'.G41</svg:desc>
                </draw:g>
              </table:table-cell>
              <table:table-cell office:value-type="float" office:value="46090.6666666667">
                <text:p>46090.6666666667</text:p>
                <draw:g>
                  <svg:desc>'Curriculum Data'.J2:'Curriculum Data'.J41</svg:desc>
                </draw:g>
              </table:table-cell>
            </table:table-row>
            <table:table-row>
              <table:table-cell office:value-type="string">
                <text:p>Systematic Program Design</text:p>
              </table:table-cell>
              <table:table-cell office:value-type="float" office:value="46101.8666666667">
                <text:p>46101.8666666667</text:p>
              </table:table-cell>
              <table:table-cell office:value-type="float" office:value="46121">
                <text:p>46121</text:p>
              </table:table-cell>
            </table:table-row>
            <table:table-row>
              <table:table-cell office:value-type="string">
                <text:p>Class-based Program Design</text:p>
              </table:table-cell>
              <table:table-cell office:value-type="float" office:value="46113.5333333333">
                <text:p>46113.5333333333</text:p>
              </table:table-cell>
              <table:table-cell office:value-type="float" office:value="46144.3333333333">
                <text:p>46144.3333333333</text:p>
              </table:table-cell>
            </table:table-row>
            <table:table-row>
              <table:table-cell office:value-type="string">
                <text:p>Programming Languages, Part A</text:p>
              </table:table-cell>
              <table:table-cell office:value-type="float" office:value="46118.2">
                <text:p>46118.2</text:p>
              </table:table-cell>
              <table:table-cell office:value-type="float" office:value="46153.6666666667">
                <text:p>46153.6666666667</text:p>
              </table:table-cell>
            </table:table-row>
            <table:table-row>
              <table:table-cell office:value-type="string">
                <text:p>Programming Languages, Part B</text:p>
              </table:table-cell>
              <table:table-cell office:value-type="float" office:value="46121">
                <text:p>46121</text:p>
              </table:table-cell>
              <table:table-cell office:value-type="float" office:value="46159.2666666667">
                <text:p>46159.2666666667</text:p>
              </table:table-cell>
            </table:table-row>
            <table:table-row>
              <table:table-cell office:value-type="string">
                <text:p>Programming Languages, Part C</text:p>
              </table:table-cell>
              <table:table-cell office:value-type="float" office:value="46123.8">
                <text:p>46123.8</text:p>
              </table:table-cell>
              <table:table-cell office:value-type="float" office:value="46164.8666666667">
                <text:p>46164.8666666667</text:p>
              </table:table-cell>
            </table:table-row>
            <table:table-row>
              <table:table-cell office:value-type="string">
                <text:p>Object-Oriented Design</text:p>
              </table:table-cell>
              <table:table-cell office:value-type="float" office:value="46138.9666666667">
                <text:p>46138.9666666667</text:p>
              </table:table-cell>
              <table:table-cell office:value-type="float" office:value="46195.2">
                <text:p>46195.2</text:p>
              </table:table-cell>
            </table:table-row>
            <table:table-row>
              <table:table-cell office:value-type="string">
                <text:p>Software Architecture</text:p>
              </table:table-cell>
              <table:table-cell office:value-type="float" office:value="46140.8333333333">
                <text:p>46140.8333333333</text:p>
              </table:table-cell>
              <table:table-cell office:value-type="float" office:value="46199.8666666667">
                <text:p>46199.8666666667</text:p>
              </table:table-cell>
            </table:table-row>
            <table:table-row>
              <table:table-cell office:value-type="string">
                <text:p>Calculus 1A: Differentiation</text:p>
              </table:table-cell>
              <table:table-cell office:value-type="float" office:value="46159.0333333333">
                <text:p>46159.0333333333</text:p>
              </table:table-cell>
              <table:table-cell office:value-type="float" office:value="46230.2">
                <text:p>46230.2</text:p>
              </table:table-cell>
            </table:table-row>
            <table:table-row>
              <table:table-cell office:value-type="string">
                <text:p>Calculus 1B: Integration</text:p>
              </table:table-cell>
              <table:table-cell office:value-type="float" office:value="46174.2">
                <text:p>46174.2</text:p>
              </table:table-cell>
              <table:table-cell office:value-type="float" office:value="46260.5333333333">
                <text:p>46260.5333333333</text:p>
              </table:table-cell>
            </table:table-row>
            <table:table-row>
              <table:table-cell office:value-type="string">
                <text:p>Calculus 1C: Coordinate Systems &amp; Infinite Series</text:p>
              </table:table-cell>
              <table:table-cell office:value-type="float" office:value="46181.2">
                <text:p>46181.2</text:p>
              </table:table-cell>
              <table:table-cell office:value-type="float" office:value="46274.5333333333">
                <text:p>46274.5333333333</text:p>
              </table:table-cell>
            </table:table-row>
            <table:table-row>
              <table:table-cell office:value-type="string">
                <text:p>Mathematics for Computer Science</text:p>
              </table:table-cell>
              <table:table-cell office:value-type="float" office:value="46196.3666666667">
                <text:p>46196.3666666667</text:p>
              </table:table-cell>
              <table:table-cell office:value-type="float" office:value="46289.7">
                <text:p>46289.7</text:p>
              </table:table-cell>
            </table:table-row>
            <table:table-row>
              <table:table-cell office:value-type="string">
                <text:p>The Missing Semester of Your CS Education</text:p>
              </table:table-cell>
              <table:table-cell office:value-type="float" office:value="46201.9666666667">
                <text:p>46201.9666666667</text:p>
              </table:table-cell>
              <table:table-cell office:value-type="float" office:value="46295.3">
                <text:p>46295.3</text:p>
              </table:table-cell>
            </table:table-row>
            <table:table-row>
              <table:table-cell office:value-type="string">
                <text:p>Build a Modern Computer from First Principles: From Nand to Tetris</text:p>
              </table:table-cell>
              <table:table-cell office:value-type="float" office:value="46211.7666666667">
                <text:p>46211.7666666667</text:p>
              </table:table-cell>
              <table:table-cell office:value-type="float" office:value="46313.5">
                <text:p>46313.5</text:p>
              </table:table-cell>
            </table:table-row>
            <table:table-row>
              <table:table-cell office:value-type="string">
                <text:p>Build a Modern Computer from First Principles: Nand to Tetris Part II</text:p>
              </table:table-cell>
              <table:table-cell office:value-type="float" office:value="46228.5666666667">
                <text:p>46228.5666666667</text:p>
              </table:table-cell>
              <table:table-cell office:value-type="float" office:value="46338.7">
                <text:p>46338.7</text:p>
              </table:table-cell>
            </table:table-row>
            <table:table-row>
              <table:table-cell office:value-type="string">
                <text:p>Operating Systems: Three Easy Pieces</text:p>
              </table:table-cell>
              <table:table-cell office:value-type="float" office:value="46242.5666666667">
                <text:p>46242.5666666667</text:p>
              </table:table-cell>
              <table:table-cell office:value-type="float" office:value="46366.7">
                <text:p>46366.7</text:p>
              </table:table-cell>
            </table:table-row>
            <table:table-row>
              <table:table-cell office:value-type="string">
                <text:p>Computer Networking: a Top-Down Approach</text:p>
              </table:table-cell>
              <table:table-cell office:value-type="float" office:value="46250.0333333333">
                <text:p>46250.0333333333</text:p>
              </table:table-cell>
              <table:table-cell office:value-type="float" office:value="46389.1">
                <text:p>46389.1</text:p>
              </table:table-cell>
            </table:table-row>
            <table:table-row>
              <table:table-cell office:value-type="string">
                <text:p>Divide and Conquer, Sorting and Searching, and Randomized Algorithms</text:p>
              </table:table-cell>
              <table:table-cell office:value-type="float" office:value="46253.7666666667">
                <text:p>46253.7666666667</text:p>
              </table:table-cell>
              <table:table-cell office:value-type="float" office:value="46396.5666666667">
                <text:p>46396.5666666667</text:p>
              </table:table-cell>
            </table:table-row>
            <table:table-row>
              <table:table-cell office:value-type="string">
                <text:p>Graph Search, Shortest Paths, and Data Structures</text:p>
              </table:table-cell>
              <table:table-cell office:value-type="float" office:value="46257.5">
                <text:p>46257.5</text:p>
              </table:table-cell>
              <table:table-cell office:value-type="float" office:value="46404.0333333333">
                <text:p>46404.0333333333</text:p>
              </table:table-cell>
            </table:table-row>
            <table:table-row>
              <table:table-cell office:value-type="string">
                <text:p>Greedy Algorithms, Minimum Spanning Trees, and Dynamic Programming</text:p>
              </table:table-cell>
              <table:table-cell office:value-type="float" office:value="46261.2333333333">
                <text:p>46261.2333333333</text:p>
              </table:table-cell>
              <table:table-cell office:value-type="float" office:value="46411.5">
                <text:p>46411.5</text:p>
              </table:table-cell>
            </table:table-row>
            <table:table-row>
              <table:table-cell office:value-type="string">
                <text:p>Shortest Paths Revisited, NP-Complete Problems and What To Do About Them</text:p>
              </table:table-cell>
              <table:table-cell office:value-type="float" office:value="46264.9666666667">
                <text:p>46264.9666666667</text:p>
              </table:table-cell>
              <table:table-cell office:value-type="float" office:value="46418.9666666667">
                <text:p>46418.9666666667</text:p>
              </table:table-cell>
            </table:table-row>
            <table:table-row>
              <table:table-cell office:value-type="string">
                <text:p>Cybersecurity Fundamentals</text:p>
              </table:table-cell>
              <table:table-cell office:value-type="float" office:value="46283.6333333333">
                <text:p>46283.6333333333</text:p>
              </table:table-cell>
              <table:table-cell office:value-type="float" office:value="46441.3666666667">
                <text:p>46441.3666666667</text:p>
              </table:table-cell>
            </table:table-row>
            <table:table-row>
              <table:table-cell office:value-type="string">
                <text:p>Principles of Secure Coding</text:p>
              </table:table-cell>
              <table:table-cell office:value-type="float" office:value="46287.3666666667">
                <text:p>46287.3666666667</text:p>
              </table:table-cell>
              <table:table-cell office:value-type="float" office:value="46445.1">
                <text:p>46445.1</text:p>
              </table:table-cell>
            </table:table-row>
            <table:table-row>
              <table:table-cell office:value-type="string">
                <text:p>Identifying Security Vulnerabilities</text:p>
              </table:table-cell>
              <table:table-cell office:value-type="float" office:value="46291.1">
                <text:p>46291.1</text:p>
              </table:table-cell>
              <table:table-cell office:value-type="float" office:value="46448.8333333333">
                <text:p>46448.8333333333</text:p>
              </table:table-cell>
            </table:table-row>
            <table:table-row>
              <table:table-cell office:value-type="string">
                <text:p>Identifying Security Vulnerabilities in C/C++ Programming or Exploiting and Securing Vulnerabilities in Java Applications</text:p>
              </table:table-cell>
              <table:table-cell office:value-type="float" office:value="46295.7666666667">
                <text:p>46295.7666666667</text:p>
              </table:table-cell>
              <table:table-cell office:value-type="float" office:value="46453.5">
                <text:p>46453.5</text:p>
              </table:table-cell>
            </table:table-row>
            <table:table-row>
              <table:table-cell office:value-type="string">
                <text:p>Databases: Modeling and Theory</text:p>
              </table:table-cell>
              <table:table-cell office:value-type="float" office:value="46300.4333333333">
                <text:p>46300.4333333333</text:p>
              </table:table-cell>
              <table:table-cell office:value-type="float" office:value="46458.1666666667">
                <text:p>46458.1666666667</text:p>
              </table:table-cell>
            </table:table-row>
            <table:table-row>
              <table:table-cell office:value-type="string">
                <text:p>Databases: Relational Databases and SQL</text:p>
              </table:table-cell>
              <table:table-cell office:value-type="float" office:value="46305.1">
                <text:p>46305.1</text:p>
              </table:table-cell>
              <table:table-cell office:value-type="float" office:value="46462.8333333333">
                <text:p>46462.8333333333</text:p>
              </table:table-cell>
            </table:table-row>
            <table:table-row>
              <table:table-cell office:value-type="string">
                <text:p>Databases: Semistructured Data</text:p>
              </table:table-cell>
              <table:table-cell office:value-type="float" office:value="46309.7666666667">
                <text:p>46309.7666666667</text:p>
              </table:table-cell>
              <table:table-cell office:value-type="float" office:value="46467.5">
                <text:p>46467.5</text:p>
              </table:table-cell>
            </table:table-row>
            <table:table-row>
              <table:table-cell office:value-type="string">
                <text:p>Machine Learning</text:p>
              </table:table-cell>
              <table:table-cell office:value-type="float" office:value="46332.8666666667">
                <text:p>46332.8666666667</text:p>
              </table:table-cell>
              <table:table-cell office:value-type="float" office:value="46490.6">
                <text:p>46490.6</text:p>
              </table:table-cell>
            </table:table-row>
            <table:table-row>
              <table:table-cell office:value-type="string">
                <text:p>Computer Graphics</text:p>
              </table:table-cell>
              <table:table-cell office:value-type="float" office:value="46349.6666666667">
                <text:p>46349.6666666667</text:p>
              </table:table-cell>
              <table:table-cell office:value-type="float" office:value="46507.4">
                <text:p>46507.4</text:p>
              </table:table-cell>
            </table:table-row>
            <table:table-row>
              <table:table-cell office:value-type="string">
                <text:p>Software Engineering: Introduction</text:p>
              </table:table-cell>
              <table:table-cell office:value-type="float" office:value="46360.8666666667">
                <text:p>46360.8666666667</text:p>
              </table:table-cell>
              <table:table-cell office:value-type="float" office:value="46521.4">
                <text:p>46521.4</text:p>
              </table:table-cell>
            </table:table-row>
            <table:table-row>
              <table:table-cell office:value-type="string">
                <text:p>Ethics, Technology and Engineering</text:p>
              </table:table-cell>
              <table:table-cell office:value-type="float" office:value="46365.0666666667">
                <text:p>46365.0666666667</text:p>
              </table:table-cell>
              <table:table-cell office:value-type="float" office:value="46525.6">
                <text:p>46525.6</text:p>
              </table:table-cell>
            </table:table-row>
            <table:table-row>
              <table:table-cell office:value-type="string">
                <text:p>Intellectual Property Law in Digital Age</text:p>
              </table:table-cell>
              <table:table-cell office:value-type="float" office:value="46366.9333333333">
                <text:p>46366.9333333333</text:p>
              </table:table-cell>
              <table:table-cell office:value-type="float" office:value="46527.4666666667">
                <text:p>46527.4666666667</text:p>
              </table:table-cell>
            </table:table-row>
            <table:table-row>
              <table:table-cell office:value-type="string">
                <text:p>Data Privacy Fundamentals</text:p>
              </table:table-cell>
              <table:table-cell office:value-type="float" office:value="46369.0333333333">
                <text:p>46369.0333333333</text:p>
              </table:table-cell>
              <table:table-cell office:value-type="float" office:value="46529.5666666667">
                <text:p>46529.5666666667</text:p>
              </table:table-cell>
            </table:table-row>
            <table:table-row>
              <table:table-cell office:value-type="string">
                <text:p>Advanced programming</text:p>
              </table:table-cell>
              <table:table-cell office:value-type="float" office:value="46369.0333333333">
                <text:p>46369.0333333333</text:p>
              </table:table-cell>
              <table:table-cell office:value-type="float" office:value="46624.7666666667">
                <text:p>46624.7666666667</text:p>
              </table:table-cell>
            </table:table-row>
            <table:table-row>
              <table:table-cell office:value-type="string">
                <text:p>Advanced systems</text:p>
              </table:table-cell>
              <table:table-cell office:value-type="float" office:value="46369.0333333333">
                <text:p>46369.0333333333</text:p>
              </table:table-cell>
              <table:table-cell office:value-type="float" office:value="46666.7666666667">
                <text:p>46666.7666666667</text:p>
              </table:table-cell>
            </table:table-row>
            <table:table-row>
              <table:table-cell office:value-type="string">
                <text:p>Advanced theory</text:p>
              </table:table-cell>
              <table:table-cell office:value-type="float" office:value="46369.0333333333">
                <text:p>46369.0333333333</text:p>
              </table:table-cell>
              <table:table-cell office:value-type="float" office:value="46732.5666666667">
                <text:p>46732.5666666667</text:p>
              </table:table-cell>
            </table:table-row>
            <table:table-row>
              <table:table-cell office:value-type="string">
                <text:p>Advanced Information Security</text:p>
              </table:table-cell>
              <table:table-cell office:value-type="float" office:value="46369.0333333333">
                <text:p>46369.0333333333</text:p>
              </table:table-cell>
              <table:table-cell office:value-type="float" office:value="46754.9666666667">
                <text:p>46754.9666666667</text:p>
              </table:table-cell>
            </table:table-row>
            <table:table-row>
              <table:table-cell office:value-type="string">
                <text:p>Advanced math</text:p>
              </table:table-cell>
              <table:table-cell office:value-type="float" office:value="46369.0333333333">
                <text:p>46369.0333333333</text:p>
              </table:table-cell>
              <table:table-cell office:value-type="float" office:value="46853.9">
                <text:p>46853.9</text:p>
              </table:table-cell>
            </table:table-row>
            <table:table-row>
              <table:table-cell office:value-type="string">
                <text:p>Final Project</text:p>
              </table:table-cell>
              <table:table-cell office:value-type="float" office:value="46392.3666666667">
                <text:p>46392.3666666667</text:p>
              </table:table-cell>
              <table:table-cell office:value-type="float" office:value="46877.2333333333">
                <text:p>46877.2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